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41cm" fo:min-width="10.09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7cm" fo:min-width="9.898cm"/>
    </style:style>
    <style:style style:name="gr4" style:family="graphic" style:parent-style-name="standard">
      <style:graphic-properties svg:stroke-width="0.081cm" svg:stroke-color="#000000" draw:marker-start-width="0.442cm" draw:marker-end-width="0.442cm" draw:textarea-horizontal-align="justify" draw:textarea-vertical-align="middle" draw:auto-grow-height="false" fo:min-height="1.546cm" fo:min-width="1.296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66cm" fo:min-width="1.216cm" fo:padding-top="0.165cm" fo:padding-bottom="0.165cm" fo:padding-left="0.29cm" fo:padding-right="0.29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2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53cm" fo:min-width="6.76cm"/>
    </style:style>
    <style:style style:name="gr1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4cm" fo:min-width="0.69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844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57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7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0.121cm"/>
    </style:style>
    <style:style style:name="gr18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48cm" fo:min-width="3.23cm" fo:padding-top="0.165cm" fo:padding-bottom="0.165cm" fo:padding-left="0.29cm" fo:padding-right="0.29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50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44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1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54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69cm" fo:min-width="14.71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3cm" fo:min-width="9.44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3cm" fo:min-width="10.161cm"/>
    </style:style>
    <style:style style:name="gr28" style:family="graphic" style:parent-style-name="standard">
      <style:graphic-properties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5.258cm" fo:min-width="14.787cm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5.258cm" fo:min-width="22.788cm" fo:padding-top="0.165cm" fo:padding-bottom="0.165cm" fo:padding-left="0.29cm" fo:padding-right="0.29cm"/>
    </style:style>
    <style:style style:name="gr30" style:family="graphic" style:parent-style-name="standard">
      <style:graphic-properties svg:stroke-width="0.081cm" svg:stroke-color="#000000" draw:marker-start-width="0.321cm" draw:marker-end-width="0.321cm" draw:opacity="30%" draw:opacity-name="" draw:textarea-horizontal-align="justify" draw:textarea-vertical-align="middle" draw:auto-grow-height="false" fo:min-height="14.883cm" fo:min-width="14.66cm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1cm" fo:min-width="1.96cm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9.91cm" fo:min-width="4.58cm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9.83cm" fo:min-width="4.5cm" fo:padding-top="0.165cm" fo:padding-bottom="0.165cm" fo:padding-left="0.29cm" fo:padding-right="0.29cm"/>
    </style:style>
    <style:style style:name="gr3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4.83cm" fo:min-width="2.04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47cm" fo:min-width="12.2cm" fo:padding-top="0.165cm" fo:padding-bottom="0.165cm" fo:padding-left="0.29cm" fo:padding-right="0.29cm"/>
    </style:style>
    <style:style style:name="gr36" style:family="graphic" style:parent-style-name="standard">
      <style:graphic-properties svg:stroke-width="0.053cm" svg:stroke-color="#000000" draw:marker-start="Arrow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4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4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4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4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4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4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4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4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4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4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5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5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5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5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5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5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5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5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5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5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6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6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6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6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6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6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6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6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6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6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7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7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7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7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7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7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7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7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7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7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8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8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8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8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8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8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8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52cm" fo:min-width="0cm"/>
    </style:style>
    <style:style style:name="gr8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9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9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9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9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9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9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9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9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9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9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0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0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0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0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0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0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0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0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0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0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1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1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1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1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1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1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1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1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1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1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2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2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2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2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2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2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2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2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2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2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3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3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3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3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3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3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3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3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3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3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4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4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4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4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4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4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4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4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4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4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5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5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5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5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5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5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5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5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5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5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6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6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6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6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6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6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6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6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6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6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7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7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7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7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7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7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7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7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7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7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8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8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8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8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8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8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8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8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8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8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9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9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9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9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9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9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9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9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9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9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20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0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0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20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0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20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20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0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20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0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1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21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1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21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21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1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21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1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1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21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2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22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22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2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22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2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2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22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2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22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23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3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23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3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3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23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3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23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23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3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24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4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4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24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4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24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24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4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24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P1" style:family="paragraph">
      <loext:graphic-properties draw:fill="none" draw:fill-color="#ffffff"/>
      <style:text-properties style:font-name="DejaVu Sans"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Sans" fo:font-size="16pt" fo:font-weight="bold" style:font-size-asian="16pt" style:font-size-complex="16pt"/>
    </style:style>
    <style:style style:name="P4" style:family="paragraph">
      <style:paragraph-properties fo:text-align="center"/>
      <style:text-properties style:font-name="DejaVu Sans" fo:font-size="16pt" style:font-size-asian="16pt" style:font-size-complex="16pt"/>
    </style:style>
    <style:style style:name="P5" style:family="paragraph">
      <style:paragraph-properties fo:text-align="center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  <style:text-properties style:font-name="DejaVu Sans" fo:font-size="16pt" fo:font-weight="bold" style:font-size-asian="16pt" style:font-size-complex="16pt"/>
    </style:style>
    <style:style style:name="P7" style:family="paragraph">
      <loext:graphic-properties draw:fill="none"/>
      <style:paragraph-properties fo:text-align="center"/>
      <style:text-properties style:font-name="DejaVu Sans"/>
    </style:style>
    <style:style style:name="P8" style:family="paragraph">
      <loext:graphic-properties draw:fill="none" draw:fill-color="#ffffff"/>
      <style:text-properties style:font-name="DejaVu Sans"/>
    </style:style>
    <style:style style:name="P9" style:family="paragraph">
      <loext:graphic-properties draw:fill="none" draw:fill-color="#ffffff"/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style:paragraph-properties fo:text-align="center"/>
      <style:text-properties style:font-name="DejaVu Sans" fo:font-weight="bold" style:font-weight-asian="bold" style:font-weight-complex="bold"/>
    </style:style>
    <style:style style:name="P11" style:family="paragraph">
      <loext:graphic-properties draw:fill="none" draw:fill-color="#ffffff"/>
      <style:text-properties style:font-name="DejaVu Sans" fo:font-size="12pt" style:font-size-asian="12pt" style:font-size-complex="12pt"/>
    </style:style>
    <style:style style:name="P12" style:family="paragraph">
      <style:paragraph-properties fo:text-align="center"/>
      <style:text-properties style:font-name="DejaVu Sans" fo:font-size="16pt" style:text-underline-style="none" fo:font-weight="bold" style:font-weight-asian="normal" style:font-weight-complex="normal"/>
    </style:style>
    <style:style style:name="P13" style:family="paragraph">
      <loext:graphic-properties draw:fill="none"/>
      <style:paragraph-properties fo:text-align="center"/>
      <style:text-properties style:font-name="DejaVu Sans" fo:font-size="16pt"/>
    </style:style>
    <style:style style:name="P14" style:family="paragraph">
      <loext:graphic-properties draw:fill="none" draw:fill-color="#ffffff"/>
      <style:text-properties style:font-name="DejaVu Sans" fo:font-size="16pt" fo:font-style="italic" style:font-style-asian="italic" style:font-style-complex="italic"/>
    </style:style>
    <style:style style:name="P15" style:family="paragraph">
      <loext:graphic-properties draw:fill="none" draw:fill-color="#ffffff"/>
      <style:text-properties style:font-name="DejaVu Sans" fo:font-size="16pt"/>
    </style:style>
    <style:style style:name="P16" style:family="paragraph">
      <loext:graphic-properties draw:fill="none" draw:opacity="100%"/>
      <style:paragraph-properties fo:text-align="center"/>
      <style:text-properties style:font-name="DejaVu Sans"/>
    </style:style>
    <style:style style:name="P17" style:family="paragraph">
      <loext:graphic-properties draw:opacity="30%"/>
      <style:paragraph-properties fo:text-align="center"/>
    </style:style>
    <style:style style:name="P18" style:family="paragraph">
      <style:paragraph-properties fo:text-align="center"/>
      <style:text-properties style:font-name="DejaVu Sans"/>
    </style:style>
    <style:style style:name="P19" style:family="paragraph">
      <style:paragraph-properties fo:text-align="center"/>
      <style:text-properties style:font-name="DejaVu Sans" fo:font-weight="bold"/>
    </style:style>
    <style:style style:name="P20" style:family="paragraph">
      <style:paragraph-properties fo:margin-left="0cm" fo:margin-right="0cm" fo:text-align="center" fo:text-indent="0cm"/>
      <style:text-properties style:font-name="DejaVu Sans" fo:font-size="18pt" style:letter-kerning="true" style:font-name-asian="Noto Sans CJK JP Regular" style:font-size-asian="18pt" style:font-name-complex="Noto Sans Devanagari" style:font-size-complex="18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text-properties style:font-name="DejaVu Sans"/>
    </style:style>
    <style:style style:name="P23" style:family="paragraph">
      <loext:graphic-properties draw:fill="none" draw:fill-color="#ffffff"/>
      <style:text-properties style:font-name="DejaVu Sans" fo:font-weight="bold" style:font-weight-asian="bold" style:font-weight-complex="bold"/>
    </style:style>
    <style:style style:name="P24" style:family="paragraph">
      <style:text-properties fo:font-size="15pt" style:font-size-asian="15pt" style:font-size-complex="15pt"/>
    </style:style>
    <style:style style:name="P25" style:family="paragraph">
      <style:paragraph-properties fo:margin-left="0cm" fo:margin-right="0cm" fo:text-align="center" fo:text-indent="0cm"/>
      <style:text-properties style:font-name="DejaVu Sans" fo:font-size="12pt" style:letter-kerning="true" style:font-name-asian="Noto Sans CJK JP Regular" style:font-size-asian="12pt" style:font-name-complex="Noto Sans Devanagari" style:font-size-complex="12pt"/>
    </style:style>
    <style:style style:name="P26" style:family="paragraph">
      <style:paragraph-properties fo:margin-left="0cm" fo:margin-right="0cm" fo:text-align="center" fo:text-indent="0cm"/>
      <style:text-properties style:font-name="DejaVu Sans" fo:font-size="10pt" style:letter-kerning="true" style:font-name-asian="Noto Sans CJK JP Regular" style:font-size-asian="10pt" style:font-name-complex="Noto Sans Devanagari" style:font-size-complex="10pt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none" draw:fill-color="#ffffff"/>
      <style:text-properties style:font-name="DejaVu Sans" fo:font-size="15pt" style:font-size-asian="15pt" style:font-size-complex="15pt"/>
    </style:style>
    <style:style style:name="T1" style:family="text">
      <style:text-properties style:font-name="DejaVu Sans" fo:font-size="16pt" style:font-size-asian="16pt" style:font-size-complex="16pt"/>
    </style:style>
    <style:style style:name="T2" style:family="text">
      <style:text-properties style:font-name="DejaVu Sans" fo:font-size="16pt" fo:font-weight="bold" style:font-size-asian="16pt" style:font-size-complex="16pt"/>
    </style:style>
    <style:style style:name="T3" style:family="text">
      <style:text-properties style:font-name="DejaVu Sans" fo:font-size="16pt" style:letter-kerning="true" style:font-name-asian="Noto Sans CJK JP Regular" style:font-size-asian="16pt" style:font-name-complex="Noto Sans Devanagari" style:font-size-complex="16pt"/>
    </style:style>
    <style:style style:name="T4" style:family="text">
      <style:text-properties style:font-name="DejaVu Sans" fo:font-size="14pt" style:font-size-asian="14pt" style:font-size-complex="14pt"/>
    </style:style>
    <style:style style:name="T5" style:family="text">
      <style:text-properties style:font-name="DejaVu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style:font-name="DejaVu Sans" fo:font-size="16pt" style:text-underline-style="none" fo:font-weight="bold" style:font-size-asian="16pt" style:font-weight-asian="bold" style:font-size-complex="16pt" style:font-weight-complex="bold"/>
    </style:style>
    <style:style style:name="T7" style:family="text">
      <style:text-properties style:font-name="DejaVu Sans" fo:font-size="16pt" style:text-underline-style="none" fo:font-weight="normal" style:font-size-asian="16pt" style:font-weight-asian="normal" style:font-size-complex="16pt" style:font-weight-complex="normal"/>
    </style:style>
    <style:style style:name="T8" style:family="text">
      <style:text-properties style:font-name="DejaVu Sans"/>
    </style:style>
    <style:style style:name="T9" style:family="text">
      <style:text-properties style:font-name="DejaVu Sans" fo:font-size="12pt" style:font-size-asian="12pt" style:font-size-complex="12pt"/>
    </style:style>
    <style:style style:name="T10" style:family="text">
      <style:text-properties style:font-name="DejaVu Sans" fo:font-size="10.5pt" style:font-size-asian="10.5pt" style:font-size-complex="10.5pt"/>
    </style:style>
    <style:style style:name="T11" style:family="text">
      <style:text-properties style:font-name="DejaVu Sans" fo:font-size="16pt" style:text-underline-style="none" fo:font-weight="bold" style:font-weight-asian="normal" style:font-weight-complex="normal"/>
    </style:style>
    <style:style style:name="T12" style:family="text">
      <style:text-properties style:font-name="DejaVu Sans" fo:font-size="16pt" fo:font-style="italic" style:font-style-asian="italic" style:font-style-complex="italic"/>
    </style:style>
    <style:style style:name="T13" style:family="text">
      <style:text-properties style:font-name="DejaVu Sans" fo:font-size="16pt"/>
    </style:style>
    <style:style style:name="T14" style:family="text">
      <style:text-properties style:font-name="DejaVu Sans" fo:font-size="16pt" fo:font-style="italic" style:font-size-asian="16pt" style:font-style-asian="italic" style:font-size-complex="16pt" style:font-style-complex="italic"/>
    </style:style>
    <style:style style:name="T15" style:family="text">
      <style:text-properties style:font-name="DejaVu Sans" fo:font-size="16pt" fo:font-style="normal" style:font-size-asian="16pt" style:font-style-asian="normal" style:font-size-complex="16pt" style:font-style-complex="normal"/>
    </style:style>
    <style:style style:name="T16" style:family="text">
      <style:text-properties style:font-name="DejaVu Sans" fo:font-size="15pt" style:font-size-asian="15pt" style:font-size-complex="15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DejaVu Sans" fo:font-size="15pt" fo:font-weight="bold" style:font-size-asian="15pt" style:font-weight-asian="bold" style:font-size-complex="15pt" style:font-weight-complex="bold"/>
    </style:style>
    <style:style style:name="T19" style:family="text"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T20" style:family="text">
      <style:text-properties style:font-name="DejaVu Sans" fo:font-weight="normal" style:font-weight-asian="normal" style:font-weight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style:font-name="DejaVu Sans" fo:font-weight="bold" style:font-weight-asian="bold" style:font-weight-complex="bold"/>
    </style:style>
    <style:style style:name="T2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96cm" svg:height="13.291cm" svg:x="2.27cm" svg:y="3.512cm">
          <draw:text-box>
            <text:list text:style-name="L1">
              <text:list-item>
                <text:p><text:span text:style-name="T1">3 connected devices</text:span></text:p>
                <text:list>
                  <text:list-item>
                    <text:p><text:span text:style-name="T1">Send data of size TS</text:span></text:p>
                  </text:list-item>
                  <text:list-item>
                    <text:p><text:span text:style-name="T1">Receive data of size TS</text:span></text:p>
                  </text:list-item>
                </text:list>
              </text:list-item>
              <text:list-item>
                <text:p><text:span text:style-name="T1">TS = 128/512/1024 bytes</text:span></text:p>
              </text:list-item>
              <text:list-item>
                <text:p><text:span text:style-name="T1">1 Satellite link</text:span></text:p>
              </text:list-item>
              <text:list-item>
                <text:p><text:span text:style-name="T1">Optimize for:</text:span></text:p>
                <text:list>
                  <text:list-item>
                    <text:p><text:span text:style-name="T1">Latency (user wait time)</text:span></text:p>
                  </text:list-item>
                  <text:list-item>
                    <text:p><text:span text:style-name="T1">Communication cost ($/min)</text:span></text:p>
                  </text:list-item>
                  <text:list-item>
                    <text:p><text:span text:style-name="T1">Unit cost (memory price)</text:span></text:p>
                  </text:list-item>
                </text:list>
              </text:list-item>
              <text:list-item>
                <text:p><text:span text:style-name="T1">Internal communication:</text:span></text:p>
                <text:list>
                  <text:list-item>
                    <text:p><text:span text:style-name="T1">16-bit data bus</text:span></text:p>
                  </text:list-item>
                  <text:list-item>
                    <text:p><text:span text:style-name="T1">1 cycle between memories</text:span></text:p>
                  </text:list-item>
                  <text:list-item>
                    <text:p><text:span text:style-name="T1">16-bit buffers</text:span></text:p>
                    <text:list>
                      <text:list-item>
                        <text:p><text:span text:style-name="T1">1 cycle latenc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atellite communication:</text:span></text:p>
                <text:list>
                  <text:list-item>
                    <text:p><text:span text:style-name="T1">32-bit command</text:span></text:p>
                  </text:list-item>
                  <text:list-item>
                    <text:p><text:span text:style-name="T1">Hub to satellite latency:</text:span></text:p>
                    <text:list>
                      <text:list-item>
                        <text:p><text:span text:style-name="T1">100 cycles</text:span></text:p>
                      </text:list-item>
                    </text:list>
                  </text:list-item>
                  <text:list-item>
                    <text:p><text:span text:style-name="T1">Data center to satellite latency:</text:span></text:p>
                    <text:list>
                      <text:list-item>
                        <text:p><text:span text:style-name="T1">50 cyc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5.588cm" svg:height="0.962cm" svg:x="4.774cm" svg:y="2.578cm">
          <draw:text-box>
            <text:p text:style-name="P2"><text:span text:style-name="T2">Requirements</text:span></text:p>
          </draw:text-box>
        </draw:frame>
        <draw:frame draw:style-name="gr2" draw:text-style-name="P3" draw:layer="layout" svg:width="4.826cm" svg:height="0.962cm" svg:x="17.132cm" svg:y="2.651cm">
          <draw:text-box>
            <text:p text:style-name="P2"><text:span text:style-name="T2">Assumptions</text:span></text:p>
          </draw:text-box>
        </draw:frame>
        <draw:frame draw:style-name="gr3" draw:text-style-name="P1" draw:layer="layout" svg:width="10.398cm" svg:height="2.859cm" svg:x="14.843cm" svg:y="3.535cm">
          <draw:text-box>
            <text:list text:style-name="L1">
              <text:list-item>
                <text:p><text:span text:style-name="T1">1200bits/s to/from S/DC</text:span></text:p>
              </text:list-item>
              <text:list-item>
                <text:p><text:span text:style-name="T1">5 bits of data are tag</text:span></text:p>
              </text:list-item>
              <text:list-item>
                <text:p><text:span text:style-name="T1">Data with same tag has same TS</text:span></text:p>
              </text:list-item>
              <text:list-item>
                <text:p><text:span text:style-name="T1">No SEND to same tag twice</text:span></text:p>
              </text:list-item>
            </text:list>
          </draw:text-box>
        </draw:frame>
        <draw:custom-shape draw:style-name="gr4" draw:text-style-name="P4" xml:id="id1" draw:id="id1" draw:layer="layout" svg:width="2.54cm" svg:height="2.54cm" svg:x="17.764cm" svg:y="11.795cm">
          <text:p text:style-name="P2"><text:span text:style-name="T3">Hu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2.54cm" svg:height="2.54cm" svg:x="13.7cm" svg:y="16.24cm">
          <text:p text:style-name="P2"><text:span text:style-name="T3">Device</text:span></text:p>
          <text:p text:style-name="P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2.54cm" svg:height="2.54cm" svg:x="17.577cm" svg:y="16.239cm">
          <text:p text:style-name="P2"><text:span text:style-name="T3">Device</text:span></text:p>
          <text:p text:style-name="P2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2.54cm" svg:height="2.54cm" svg:x="21.32cm" svg:y="16.24cm">
          <text:p text:style-name="P2"><text:span text:style-name="T3">Device</text:span></text:p>
          <text:p text:style-name="P2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2.54cm" svg:height="2.54cm" svg:x="17.764cm" svg:y="7.35cm">
          <text:p text:style-name="P2"><text:span text:style-name="T3">Satelli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" draw:id="id3" draw:layer="layout" svg:width="2.54cm" svg:height="2.54cm" svg:x="22.59cm" svg:y="7.35cm">
          <text:p text:style-name="P2"><text:span text:style-name="T1">Data</text:span></text:p>
          <text:p text:style-name="P2"><text:span text:style-name="T1">C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svg:x1="19.034cm" svg:y1="11.795cm" svg:x2="19.034cm" svg:y2="9.89cm" draw:start-shape="id1" draw:start-glue-point="4" draw:end-shape="id2" draw:end-glue-point="8" svg:d="M19034 11795v-1905" svg:viewBox="0 0 1 1906">
          <text:p/>
        </draw:connector>
        <draw:connector draw:style-name="gr6" draw:text-style-name="P7" draw:layer="layout" svg:x1="20.304cm" svg:y1="8.62cm" svg:x2="22.59cm" svg:y2="8.62cm" draw:start-shape="id2" draw:start-glue-point="10" draw:end-shape="id3" draw:end-glue-point="6" svg:d="M20304 8620h2286" svg:viewBox="0 0 2287 1">
          <text:p/>
        </draw:connector>
        <draw:connector draw:style-name="gr6" draw:text-style-name="P7" draw:layer="layout" draw:type="line" svg:x1="14.97cm" svg:y1="16.24cm" svg:x2="18.136cm" svg:y2="13.963cm" draw:start-shape="id4" draw:start-glue-point="4" draw:end-shape="id1" draw:end-glue-point="7" svg:d="M14970 16240l3166-2277" svg:viewBox="0 0 3167 2278">
          <text:p/>
        </draw:connector>
        <draw:connector draw:style-name="gr6" draw:text-style-name="P7" draw:layer="layout" draw:type="line" svg:x1="18.847cm" svg:y1="16.239cm" svg:x2="19.034cm" svg:y2="14.335cm" draw:start-shape="id5" draw:start-glue-point="4" draw:end-shape="id1" draw:end-glue-point="8" svg:d="M18847 16239l187-1904" svg:viewBox="0 0 188 1905">
          <text:p/>
        </draw:connector>
        <draw:connector draw:style-name="gr6" draw:text-style-name="P7" draw:layer="layout" draw:type="line" svg:x1="22.59cm" svg:y1="16.24cm" svg:x2="19.932cm" svg:y2="13.963cm" draw:start-shape="id6" draw:start-glue-point="4" draw:end-shape="id1" draw:end-glue-point="9" svg:d="M22590 16240l-2658-2277" svg:viewBox="0 0 2659 2278">
          <text:p/>
        </draw:connector>
        <draw:frame draw:style-name="gr7" draw:text-style-name="P8" draw:layer="layout" svg:width="2.449cm" svg:height="0.962cm" svg:x="16.24cm" svg:y="15.097cm">
          <draw:text-box>
            <text:p><text:span text:style-name="T4">5.5Mb/s</text:span></text:p>
          </draw:text-box>
        </draw:frame>
        <draw:frame draw:style-name="gr8" draw:text-style-name="P8" draw:layer="layout" svg:width="2.754cm" svg:height="0.962cm" svg:x="16.494cm" svg:y="10.325cm">
          <draw:text-box>
            <text:p><text:span text:style-name="T4">1200b/s</text:span></text:p>
          </draw:text-box>
        </draw:frame>
        <draw:frame draw:style-name="gr8" draw:text-style-name="P8" draw:layer="layout" svg:width="2.754cm" svg:height="0.962cm" svg:x="20.177cm" svg:y="7.404cm">
          <draw:text-box>
            <text:p><text:span text:style-name="T4">1200b/s</text:span></text:p>
          </draw:text-box>
        </draw:frame>
      </draw:page>
      <draw:page draw:name="page2" draw:style-name="dp1" draw:master-page-name="Default">
        <draw:frame draw:style-name="gr9" draw:text-style-name="P9" draw:layer="layout" svg:width="7.26cm" svg:height="17.203cm" svg:x="1.951cm" svg:y="2.324cm">
          <draw:text-box>
            <text:p><text:span text:style-name="T5">M1</text:span></text:p>
            <text:list text:style-name="L1">
              <text:list-item>
                <text:p><text:span text:style-name="T6">Specs</text:span></text:p>
                <text:list>
                  <text:list-item>
                    <text:p><text:span text:style-name="T7">$50</text:span></text:p>
                  </text:list-item>
                  <text:list-item>
                    <text:p><text:span text:style-name="T7">Latency: 1 cycle</text:span></text:p>
                  </text:list-item>
                  <text:list-item>
                    <text:p><text:span text:style-name="T7">256 bytes (3x85)</text:span></text:p>
                  </text:list-item>
                </text:list>
              </text:list-item>
              <text:list-item>
                <text:p><text:span text:style-name="T6">Design</text:span></text:p>
                <text:list>
                  <text:list-item>
                    <text:p><text:span text:style-name="T7">Qty: 1 (3x85)</text:span></text:p>
                  </text:list-item>
                  <text:list-item>
                    <text:p><text:span text:style-name="T7">Cost: $50</text:span><text:span text:style-name="T7"><text:line-break/></text:span><text:span text:style-name="T7"/></text:p>
                  </text:list-item>
                </text:list>
              </text:list-item>
            </text:list>
            <text:p><text:span text:style-name="T5">M2</text:span></text:p>
            <text:list text:continue-numbering="true" text:style-name="L1">
              <text:list-item>
                <text:p><text:span text:style-name="T6">Specs</text:span></text:p>
                <text:list>
                  <text:list-item>
                    <text:p><text:span text:style-name="T7">$10</text:span></text:p>
                  </text:list-item>
                  <text:list-item>
                    <text:p><text:span text:style-name="T7">Latency: 8 cycles</text:span></text:p>
                  </text:list-item>
                  <text:list-item>
                    <text:p><text:span text:style-name="T7">512 bytes (2x256)</text:span></text:p>
                  </text:list-item>
                </text:list>
              </text:list-item>
              <text:list-item>
                <text:p><text:span text:style-name="T6">Design</text:span></text:p>
                <text:list>
                  <text:list-item>
                    <text:p><text:span text:style-name="T7">Qty: 4 (8x256)</text:span></text:p>
                  </text:list-item>
                  <text:list-item>
                    <text:p><text:span text:style-name="T7">Cost: $40</text:span><text:span text:style-name="T7"><text:line-break/></text:span><text:span text:style-name="T7"/></text:p>
                  </text:list-item>
                </text:list>
              </text:list-item>
            </text:list>
            <text:p><text:span text:style-name="T5">M3</text:span></text:p>
            <text:list text:continue-numbering="true" text:style-name="L1">
              <text:list-item>
                <text:p><text:span text:style-name="T6">Specs</text:span></text:p>
                <text:list>
                  <text:list-item>
                    <text:p><text:span text:style-name="T7">$3</text:span></text:p>
                  </text:list-item>
                  <text:list-item>
                    <text:p><text:span text:style-name="T7">Latency: 15 cycles</text:span></text:p>
                  </text:list-item>
                  <text:list-item>
                    <text:p><text:span text:style-name="T7">1024 bytes (2x512)</text:span></text:p>
                  </text:list-item>
                </text:list>
              </text:list-item>
              <text:list-item>
                <text:p><text:span text:style-name="T6">Design</text:span></text:p>
                <text:list>
                  <text:list-item>
                    <text:p><text:span text:style-name="T7">Qty: 8 (16x512)</text:span></text:p>
                  </text:list-item>
                  <text:list-item>
                    <text:p><text:span text:style-name="T7">Cost: $24</text:span></text:p>
                  </text:list-item>
                </text:list>
              </text:list-item>
            </text:list>
          </draw:text-box>
        </draw:frame>
        <draw:custom-shape draw:style-name="gr10" draw:text-style-name="P10" draw:layer="layout" svg:width="1.27cm" svg:height="1.27cm" svg:x="11.88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8" draw:id="id8" draw:layer="layout" svg:width="1.27cm" svg:height="1.27cm" svg:x="13.79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7" draw:id="id7" draw:layer="layout" svg:width="1.27cm" svg:height="1.27cm" svg:x="11.887cm" svg:y="15.478cm">
          <text:p text:style-name="P2"><text:span text:style-name="T8">M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1.27cm" svg:height="1.27cm" svg:x="15.69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0" draw:id="id10" draw:layer="layout" svg:width="1.27cm" svg:height="1.27cm" svg:x="17.60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9" draw:id="id9" draw:layer="layout" svg:width="1.27cm" svg:height="1.27cm" svg:x="15.69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27cm" svg:height="1.27cm" svg:x="19.50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2" draw:id="id12" draw:layer="layout" svg:width="1.27cm" svg:height="1.27cm" svg:x="21.41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1" draw:id="id11" draw:layer="layout" svg:width="1.27cm" svg:height="1.27cm" svg:x="19.50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27cm" svg:height="1.27cm" svg:x="23.35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4" draw:id="id14" draw:layer="layout" svg:width="1.27cm" svg:height="1.27cm" svg:x="25.25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3" draw:id="id13" draw:layer="layout" svg:width="1.27cm" svg:height="1.27cm" svg:x="23.35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type="lines" svg:x1="13.157cm" svg:y1="16.113cm" svg:x2="13.792cm" svg:y2="16.113cm" draw:start-shape="id7" draw:start-glue-point="1" draw:end-shape="id8" draw:end-glue-point="3" svg:d="M13157 16113h541-447 541" svg:viewBox="0 0 636 1">
          <text:p/>
        </draw:connector>
        <draw:connector draw:style-name="gr11" draw:text-style-name="P7" draw:layer="layout" draw:type="lines" svg:x1="15.062cm" svg:y1="16.113cm" svg:x2="15.697cm" svg:y2="16.113cm" draw:start-shape="id8" draw:start-glue-point="1" draw:end-shape="id9" draw:end-glue-point="3" svg:d="M15062 16113h541-447 541" svg:viewBox="0 0 636 1">
          <text:p/>
        </draw:connector>
        <draw:connector draw:style-name="gr11" draw:text-style-name="P7" draw:layer="layout" draw:type="lines" svg:x1="16.967cm" svg:y1="16.113cm" svg:x2="17.602cm" svg:y2="16.113cm" draw:start-shape="id9" draw:start-glue-point="1" draw:end-shape="id10" draw:end-glue-point="3" svg:d="M16967 16113h541-447 541" svg:viewBox="0 0 636 1">
          <text:p/>
        </draw:connector>
        <draw:connector draw:style-name="gr11" draw:text-style-name="P7" draw:layer="layout" draw:type="lines" svg:x1="18.872cm" svg:y1="16.113cm" svg:x2="19.507cm" svg:y2="16.113cm" draw:start-shape="id10" draw:start-glue-point="1" draw:end-shape="id11" draw:end-glue-point="3" svg:d="M18872 16113h541-447 541" svg:viewBox="0 0 636 1">
          <text:p/>
        </draw:connector>
        <draw:connector draw:style-name="gr11" draw:text-style-name="P7" draw:layer="layout" draw:type="lines" svg:x1="20.777cm" svg:y1="16.113cm" svg:x2="21.412cm" svg:y2="16.113cm" draw:start-shape="id11" draw:start-glue-point="1" draw:end-shape="id12" draw:end-glue-point="3" svg:d="M20777 16113h541-447 541" svg:viewBox="0 0 636 1">
          <text:p/>
        </draw:connector>
        <draw:connector draw:style-name="gr11" draw:text-style-name="P7" draw:layer="layout" draw:type="lines" svg:x1="22.682cm" svg:y1="16.113cm" svg:x2="23.352cm" svg:y2="16.113cm" draw:start-shape="id12" draw:start-glue-point="1" draw:end-shape="id13" draw:end-glue-point="3" svg:d="M22682 16113h541-412 541" svg:viewBox="0 0 671 1">
          <text:p/>
        </draw:connector>
        <draw:connector draw:style-name="gr11" draw:text-style-name="P7" draw:layer="layout" draw:type="lines" svg:x1="24.622cm" svg:y1="16.113cm" svg:x2="25.257cm" svg:y2="16.113cm" draw:start-shape="id13" draw:start-glue-point="1" draw:end-shape="id14" draw:end-glue-point="3" svg:d="M24622 16113h541-447 541" svg:viewBox="0 0 636 1">
          <text:p/>
        </draw:connector>
        <draw:connector draw:style-name="gr11" draw:text-style-name="P7" draw:layer="layout" draw:type="lines" svg:x1="12.522cm" svg:y1="15.478cm" svg:x2="14.427cm" svg:y2="15.478cm" draw:start-shape="id7" draw:start-glue-point="0" draw:end-shape="id8" draw:end-glue-point="0" svg:d="M12522 15478v-541h1905v541" svg:viewBox="0 0 1906 542">
          <text:p/>
        </draw:connector>
        <draw:connector draw:style-name="gr11" draw:text-style-name="P7" draw:layer="layout" draw:type="lines" svg:x1="16.332cm" svg:y1="15.478cm" svg:x2="14.427cm" svg:y2="15.478cm" draw:start-shape="id9" draw:start-glue-point="0" draw:end-shape="id8" draw:end-glue-point="0" svg:d="M16332 15478v-541h-1905v541" svg:viewBox="0 0 1906 542">
          <text:p/>
        </draw:connector>
        <draw:connector draw:style-name="gr11" draw:text-style-name="P7" draw:layer="layout" draw:type="lines" svg:x1="18.237cm" svg:y1="15.478cm" svg:x2="16.332cm" svg:y2="15.478cm" draw:start-shape="id10" draw:start-glue-point="0" draw:end-shape="id9" draw:end-glue-point="0" svg:d="M18237 15478v-541h-1905v541" svg:viewBox="0 0 1906 542">
          <text:p/>
        </draw:connector>
        <draw:connector draw:style-name="gr11" draw:text-style-name="P7" draw:layer="layout" draw:type="lines" svg:x1="20.142cm" svg:y1="15.478cm" svg:x2="18.237cm" svg:y2="15.478cm" draw:start-shape="id11" draw:start-glue-point="0" draw:end-shape="id10" draw:end-glue-point="0" svg:d="M20142 15478v-541h-1905v541" svg:viewBox="0 0 1906 542">
          <text:p/>
        </draw:connector>
        <draw:connector draw:style-name="gr11" draw:text-style-name="P7" draw:layer="layout" draw:type="lines" svg:x1="22.047cm" svg:y1="15.478cm" svg:x2="20.142cm" svg:y2="15.478cm" draw:start-shape="id12" draw:start-glue-point="0" draw:end-shape="id11" draw:end-glue-point="0" svg:d="M22047 15478v-541h-1905v541" svg:viewBox="0 0 1906 542">
          <text:p/>
        </draw:connector>
        <draw:connector draw:style-name="gr11" draw:text-style-name="P7" draw:layer="layout" draw:type="lines" svg:x1="23.987cm" svg:y1="15.478cm" svg:x2="22.047cm" svg:y2="15.478cm" draw:start-shape="id13" draw:start-glue-point="0" draw:end-shape="id12" draw:end-glue-point="0" svg:d="M23987 15478v-541h-1940v541" svg:viewBox="0 0 1941 542">
          <text:p/>
        </draw:connector>
        <draw:connector draw:style-name="gr11" draw:text-style-name="P7" draw:layer="layout" draw:type="lines" svg:x1="25.892cm" svg:y1="15.478cm" svg:x2="23.987cm" svg:y2="15.478cm" draw:start-shape="id14" draw:start-glue-point="0" draw:end-shape="id13" draw:end-glue-point="0" svg:d="M25892 15478v-541h-1905v541" svg:viewBox="0 0 1906 542">
          <text:p/>
        </draw:connector>
        <draw:frame draw:style-name="gr12" draw:text-style-name="P11" draw:layer="layout" svg:width="2.344cm" svg:height="0.747cm" svg:x="17.685cm" svg:y="14.208cm">
          <draw:text-box>
            <text:p><text:span text:style-name="T9">16 bytes</text:span></text:p>
          </draw:text-box>
        </draw:frame>
        <draw:custom-shape draw:style-name="gr10" draw:text-style-name="P10" draw:layer="layout" svg:width="1.27cm" svg:height="1.27cm" svg:x="14.624cm" svg:y="9.12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6" draw:id="id16" draw:layer="layout" svg:width="1.27cm" svg:height="1.27cm" svg:x="16.529cm" svg:y="9.128cm">
          <text:p text:style-name="P2"><text:span text:style-name="T8">M2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5" draw:id="id15" draw:layer="layout" svg:width="1.27cm" svg:height="1.27cm" svg:x="14.624cm" svg:y="9.128cm">
          <text:p text:style-name="P2"><text:span text:style-name="T8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1.27cm" svg:height="1.27cm" svg:x="18.434cm" svg:y="9.12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8" draw:id="id18" draw:layer="layout" svg:width="1.27cm" svg:height="1.27cm" svg:x="20.339cm" svg:y="9.128cm">
          <text:p text:style-name="P2"><text:span text:style-name="T8">M2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7" draw:id="id17" draw:layer="layout" svg:width="1.27cm" svg:height="1.27cm" svg:x="18.434cm" svg:y="9.128cm">
          <text:p text:style-name="P2"><text:span text:style-name="T8">M2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type="lines" svg:x1="15.894cm" svg:y1="9.763cm" svg:x2="16.529cm" svg:y2="9.763cm" draw:start-shape="id15" draw:start-glue-point="1" draw:end-shape="id16" draw:end-glue-point="3" svg:d="M15894 9763h541-447 541" svg:viewBox="0 0 636 1">
          <text:p/>
        </draw:connector>
        <draw:connector draw:style-name="gr11" draw:text-style-name="P7" draw:layer="layout" draw:type="lines" svg:x1="17.799cm" svg:y1="9.763cm" svg:x2="18.434cm" svg:y2="9.763cm" draw:start-shape="id16" draw:start-glue-point="1" draw:end-shape="id17" draw:end-glue-point="3" svg:d="M17799 9763h541-447 541" svg:viewBox="0 0 636 1">
          <text:p/>
        </draw:connector>
        <draw:connector draw:style-name="gr11" draw:text-style-name="P7" draw:layer="layout" draw:type="lines" svg:x1="19.704cm" svg:y1="9.763cm" svg:x2="20.339cm" svg:y2="9.763cm" draw:start-shape="id17" draw:start-glue-point="1" draw:end-shape="id18" draw:end-glue-point="3" svg:d="M19704 9763h541-447 541" svg:viewBox="0 0 636 1">
          <text:p/>
        </draw:connector>
        <draw:line draw:style-name="gr13" draw:text-style-name="P7" draw:layer="layout" svg:x1="14.589cm" svg:y1="9.128cm" svg:x2="13.319cm" svg:y2="9.128cm">
          <text:p/>
        </draw:line>
        <draw:connector draw:style-name="gr11" draw:text-style-name="P7" draw:layer="layout" draw:type="lines" svg:x1="15.259cm" svg:y1="9.128cm" svg:x2="17.164cm" svg:y2="9.128cm" draw:start-shape="id15" draw:start-glue-point="0" draw:end-shape="id16" draw:end-glue-point="0" svg:d="M15259 9128v-541h1905v541" svg:viewBox="0 0 1906 542">
          <text:p/>
        </draw:connector>
        <draw:connector draw:style-name="gr11" draw:text-style-name="P7" draw:layer="layout" draw:type="lines" svg:x1="19.069cm" svg:y1="9.128cm" svg:x2="17.164cm" svg:y2="9.128cm" draw:start-shape="id17" draw:start-glue-point="0" draw:end-shape="id16" draw:end-glue-point="0" svg:d="M19069 9128v-541h-1905v541" svg:viewBox="0 0 1906 542">
          <text:p/>
        </draw:connector>
        <draw:connector draw:style-name="gr11" draw:text-style-name="P7" draw:layer="layout" draw:type="lines" svg:x1="20.974cm" svg:y1="9.128cm" svg:x2="19.069cm" svg:y2="9.128cm" draw:start-shape="id18" draw:start-glue-point="0" draw:end-shape="id17" draw:end-glue-point="0" svg:d="M20974 9128v-541h-1905v541" svg:viewBox="0 0 1906 542">
          <text:p/>
        </draw:connector>
        <draw:frame draw:style-name="gr14" draw:text-style-name="P11" draw:layer="layout" svg:width="2.073cm" svg:height="0.747cm" svg:x="17.088cm" svg:y="7.768cm">
          <draw:text-box>
            <text:p><text:span text:style-name="T9">8 bytes</text:span></text:p>
          </draw:text-box>
        </draw:frame>
        <draw:line draw:style-name="gr13" draw:text-style-name="P7" draw:layer="layout" svg:x1="14.589cm" svg:y1="10.398cm" svg:x2="13.319cm" svg:y2="10.398cm">
          <text:p/>
        </draw:line>
        <draw:frame draw:style-name="gr15" draw:text-style-name="P8" draw:layer="layout" svg:width="0.773cm" svg:height="0.747cm" svg:x="12.711cm" svg:y="8.784cm">
          <draw:text-box>
            <text:p><text:span text:style-name="T9">0</text:span></text:p>
          </draw:text-box>
        </draw:frame>
        <draw:frame draw:style-name="gr16" draw:text-style-name="P8" draw:layer="layout" svg:width="1.34cm" svg:height="1.243cm" svg:x="12.26cm" svg:y="10.054cm">
          <draw:text-box>
            <text:p><text:span text:style-name="T9">255</text:span></text:p>
          </draw:text-box>
        </draw:frame>
        <draw:frame draw:style-name="gr17" draw:text-style-name="P8" draw:layer="layout" svg:width="0.621cm" svg:height="1.547cm" svg:x="13.447cm" svg:y="8.914cm">
          <draw:text-box>
            <text:p><text:span text:style-name="T10">.</text:span></text:p>
            <text:p><text:span text:style-name="T10">.</text:span></text:p>
            <text:p><text:span text:style-name="T10">.</text:span></text:p>
          </draw:text-box>
        </draw:frame>
        <draw:line draw:style-name="gr13" draw:text-style-name="P7" draw:layer="layout" svg:x1="11.865cm" svg:y1="15.478cm" svg:x2="10.595cm" svg:y2="15.478cm">
          <text:p/>
        </draw:line>
        <draw:line draw:style-name="gr13" draw:text-style-name="P7" draw:layer="layout" svg:x1="11.865cm" svg:y1="16.748cm" svg:x2="10.595cm" svg:y2="16.748cm">
          <text:p/>
        </draw:line>
        <draw:frame draw:style-name="gr15" draw:text-style-name="P8" draw:layer="layout" svg:width="0.773cm" svg:height="0.747cm" svg:x="9.987cm" svg:y="15.134cm">
          <draw:text-box>
            <text:p><text:span text:style-name="T9">0</text:span></text:p>
          </draw:text-box>
        </draw:frame>
        <draw:frame draw:style-name="gr16" draw:text-style-name="P8" draw:layer="layout" svg:width="1.524cm" svg:height="1.243cm" svg:x="9.536cm" svg:y="16.404cm">
          <draw:text-box>
            <text:p><text:span text:style-name="T9">511</text:span></text:p>
          </draw:text-box>
        </draw:frame>
        <draw:frame draw:style-name="gr17" draw:text-style-name="P8" draw:layer="layout" svg:width="0.621cm" svg:height="1.547cm" svg:x="10.923cm" svg:y="15.264cm">
          <draw:text-box>
            <text:p><text:span text:style-name="T10">.</text:span></text:p>
            <text:p><text:span text:style-name="T10">.</text:span></text:p>
            <text:p><text:span text:style-name="T10">.</text:span></text:p>
          </draw:text-box>
        </draw:frame>
        <draw:custom-shape draw:style-name="gr10" draw:text-style-name="P10" draw:layer="layout" svg:width="1.27cm" svg:height="1.27cm" svg:x="17.51cm" svg:y="4.81cm">
          <text:p text:style-name="P2"><text:span text:style-name="T8">M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18.145cm" svg:y1="4.81cm" svg:x2="18.145cm" svg:y2="3.921cm">
          <text:p/>
        </draw:line>
        <draw:line draw:style-name="gr13" draw:text-style-name="P7" draw:layer="layout" svg:x1="17.51cm" svg:y1="4.81cm" svg:x2="16.24cm" svg:y2="4.81cm">
          <text:p/>
        </draw:line>
        <draw:line draw:style-name="gr13" draw:text-style-name="P7" draw:layer="layout" svg:x1="17.51cm" svg:y1="6.08cm" svg:x2="16.24cm" svg:y2="6.08cm">
          <text:p/>
        </draw:line>
        <draw:frame draw:style-name="gr15" draw:text-style-name="P8" draw:layer="layout" svg:width="0.773cm" svg:height="0.747cm" svg:x="15.632cm" svg:y="4.466cm">
          <draw:text-box>
            <text:p><text:span text:style-name="T9">0</text:span></text:p>
          </draw:text-box>
        </draw:frame>
        <draw:frame draw:style-name="gr16" draw:text-style-name="P8" draw:layer="layout" svg:width="1.34cm" svg:height="1.243cm" svg:x="15.181cm" svg:y="5.736cm">
          <draw:text-box>
            <text:p><text:span text:style-name="T9">84</text:span></text:p>
          </draw:text-box>
        </draw:frame>
        <draw:frame draw:style-name="gr17" draw:text-style-name="P8" draw:layer="layout" svg:width="0.621cm" svg:height="1.547cm" svg:x="16.568cm" svg:y="4.596cm">
          <draw:text-box>
            <text:p><text:span text:style-name="T10">.</text:span></text:p>
            <text:p><text:span text:style-name="T10">.</text:span></text:p>
            <text:p><text:span text:style-name="T10">.</text:span></text:p>
          </draw:text-box>
        </draw:frame>
        <draw:frame draw:style-name="gr14" draw:text-style-name="P11" draw:layer="layout" svg:width="2.073cm" svg:height="0.747cm" svg:x="17.256cm" svg:y="3.286cm">
          <draw:text-box>
            <text:p><text:span text:style-name="T9">3 bytes</text:span></text:p>
          </draw:text-box>
        </draw:frame>
      </draw:page>
      <draw:page draw:name="page3" draw:style-name="dp1" draw:master-page-name="Default">
        <draw:custom-shape draw:style-name="gr18" draw:text-style-name="P12" draw:layer="layout" svg:width="3.81cm" svg:height="3.81cm" svg:x="6.524cm" svg:y="15.47cm">
          <text:p text:style-name="P2"><text:span text:style-name="T11">M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3" draw:layer="layout" svg:x1="4.619cm" svg:y1="15.678cm" svg:x2="6.524cm" svg:y2="15.678cm">
          <text:p/>
        </draw:line>
        <draw:line draw:style-name="gr19" draw:text-style-name="P13" draw:layer="layout" svg:x1="4.619cm" svg:y1="17.864cm" svg:x2="6.524cm" svg:y2="17.864cm">
          <text:p/>
        </draw:line>
        <draw:frame draw:style-name="gr20" draw:text-style-name="P14" draw:layer="layout" svg:width="2.005cm" svg:height="0.903cm" svg:x="2.741cm" svg:y="15.224cm">
          <draw:text-box>
            <text:p><text:span text:style-name="T12">Write</text:span></text:p>
          </draw:text-box>
        </draw:frame>
        <draw:frame draw:style-name="gr21" draw:text-style-name="P14" draw:layer="layout" svg:width="1.941cm" svg:height="0.903cm" svg:x="2.741cm" svg:y="17.356cm">
          <draw:text-box>
            <text:p><text:span text:style-name="T12">Read</text:span></text:p>
          </draw:text-box>
        </draw:frame>
        <draw:line draw:style-name="gr19" draw:text-style-name="P13" draw:layer="layout" svg:x1="4.646cm" svg:y1="16.821cm" svg:x2="6.551cm" svg:y2="16.821cm">
          <text:p/>
        </draw:line>
        <draw:frame draw:style-name="gr22" draw:text-style-name="P15" draw:layer="layout" svg:width="2.547cm" svg:height="1.089cm" svg:x="2.26cm" svg:y="16.286cm">
          <draw:text-box>
            <text:p><text:span text:style-name="T13">Data In</text:span></text:p>
          </draw:text-box>
        </draw:frame>
        <draw:line draw:style-name="gr19" draw:text-style-name="P13" draw:layer="layout" svg:x1="10.334cm" svg:y1="17.375cm" svg:x2="12.322cm" svg:y2="17.365cm">
          <text:p/>
        </draw:line>
        <draw:line draw:style-name="gr19" draw:text-style-name="P13" draw:layer="layout" svg:x1="4.619cm" svg:y1="19.026cm" svg:x2="6.524cm" svg:y2="19.026cm">
          <text:p/>
        </draw:line>
        <draw:frame draw:style-name="gr23" draw:text-style-name="P15" draw:layer="layout" svg:width="1.67cm" svg:height="0.903cm" svg:x="2.868cm" svg:y="18.518cm">
          <draw:text-box>
            <text:p><text:span text:style-name="T13">Row</text:span></text:p>
          </draw:text-box>
        </draw:frame>
        <draw:frame draw:style-name="gr24" draw:text-style-name="P15" draw:layer="layout" svg:width="3.046cm" svg:height="0.903cm" svg:x="12.145cm" svg:y="16.921cm">
          <draw:text-box>
            <text:p><text:span text:style-name="T13">Data Out</text:span></text:p>
          </draw:text-box>
        </draw:frame>
        <draw:frame draw:style-name="gr25" draw:text-style-name="P15" draw:layer="layout" svg:width="15.217cm" svg:height="6.119cm" svg:x="6.113cm" svg:y="1.805cm">
          <draw:text-box>
            <text:p><text:span text:style-name="T1">Each memory module is designed to be dumb.</text:span></text:p>
            <text:p><text:span text:style-name="T1">They only have two operations: </text:span><text:span text:style-name="T14">Read</text:span><text:span text:style-name="T1"> and </text:span><text:span text:style-name="T14">Write</text:span><text:span text:style-name="T1">.</text:span></text:p>
            <text:p><text:span text:style-name="T1">The memory controller tells the memory which row</text:span><text:span text:style-name="T1"><text:line-break/></text:span><text:span text:style-name="T1">to write to and what data to write.</text:span><text:span text:style-name="T1"><text:line-break/></text:span><text:span text:style-name="T1">It is the memory controller's responsibility to ensure</text:span><text:span text:style-name="T1"><text:line-break/></text:span><text:span text:style-name="T1">that no read or write operations occur while a read</text:span><text:span text:style-name="T1"><text:line-break/></text:span><text:span text:style-name="T1">or write is already taking place (by checking the</text:span><text:span text:style-name="T1"><text:line-break/></text:span><text:span text:style-name="T14">mem_lock</text:span><text:span text:style-name="T15"> variable).</text:span></text:p>
            <text:p><text:span text:style-name="T1"><text:s/></text:span></text:p>
          </draw:text-box>
        </draw:frame>
        <draw:frame draw:style-name="gr26" draw:text-style-name="P15" draw:layer="layout" svg:width="9.941cm" svg:height="4.163cm" svg:x="15.062cm" svg:y="15.205cm">
          <draw:text-box>
            <text:list text:style-name="L1">
              <text:list-item>
                <text:p><text:span text:style-name="T13">8 parallel banks</text:span></text:p>
              </text:list-item>
              <text:list-item>
                <text:p><text:span text:style-name="T13">Memory aligned in increments </text:span><text:span text:style-name="T13"><text:line-break/></text:span><text:span text:style-name="T13">of 8 rows (e.g., 0x0, 0x8, 0x16)</text:span></text:p>
              </text:list-item>
              <text:list-item>
                <text:p><text:span text:style-name="T13">TS=128: 8 rows</text:span></text:p>
              </text:list-item>
              <text:list-item>
                <text:p><text:span text:style-name="T13">TS=512: 32 rows</text:span></text:p>
              </text:list-item>
              <text:list-item>
                <text:p><text:span text:style-name="T13">TS=1024: 64 rows</text:span></text:p>
              </text:list-item>
            </text:list>
          </draw:text-box>
        </draw:frame>
        <draw:custom-shape draw:style-name="gr18" draw:text-style-name="P12" draw:layer="layout" svg:width="3.81cm" svg:height="3.81cm" svg:x="6.523cm" svg:y="9.67cm">
          <text:p text:style-name="P2"><text:span text:style-name="T11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3" draw:layer="layout" svg:x1="4.618cm" svg:y1="9.878cm" svg:x2="6.523cm" svg:y2="9.878cm">
          <text:p/>
        </draw:line>
        <draw:line draw:style-name="gr19" draw:text-style-name="P13" draw:layer="layout" svg:x1="4.618cm" svg:y1="12.064cm" svg:x2="6.523cm" svg:y2="12.064cm">
          <text:p/>
        </draw:line>
        <draw:frame draw:style-name="gr20" draw:text-style-name="P14" draw:layer="layout" svg:width="2.005cm" svg:height="0.903cm" svg:x="2.74cm" svg:y="9.424cm">
          <draw:text-box>
            <text:p><text:span text:style-name="T12">Write</text:span></text:p>
          </draw:text-box>
        </draw:frame>
        <draw:frame draw:style-name="gr21" draw:text-style-name="P14" draw:layer="layout" svg:width="1.941cm" svg:height="0.903cm" svg:x="2.74cm" svg:y="11.556cm">
          <draw:text-box>
            <text:p><text:span text:style-name="T12">Read</text:span></text:p>
          </draw:text-box>
        </draw:frame>
        <draw:line draw:style-name="gr19" draw:text-style-name="P13" draw:layer="layout" svg:x1="4.645cm" svg:y1="11.021cm" svg:x2="6.55cm" svg:y2="11.021cm">
          <text:p/>
        </draw:line>
        <draw:frame draw:style-name="gr22" draw:text-style-name="P15" draw:layer="layout" svg:width="2.547cm" svg:height="1.089cm" svg:x="2.259cm" svg:y="10.486cm">
          <draw:text-box>
            <text:p><text:span text:style-name="T13">Data In</text:span></text:p>
          </draw:text-box>
        </draw:frame>
        <draw:line draw:style-name="gr19" draw:text-style-name="P13" draw:layer="layout" svg:x1="10.333cm" svg:y1="11.575cm" svg:x2="12.238cm" svg:y2="11.575cm">
          <text:p/>
        </draw:line>
        <draw:line draw:style-name="gr19" draw:text-style-name="P13" draw:layer="layout" svg:x1="4.618cm" svg:y1="13.226cm" svg:x2="6.523cm" svg:y2="13.226cm">
          <text:p/>
        </draw:line>
        <draw:frame draw:style-name="gr23" draw:text-style-name="P15" draw:layer="layout" svg:width="1.67cm" svg:height="0.903cm" svg:x="2.867cm" svg:y="12.718cm">
          <draw:text-box>
            <text:p><text:span text:style-name="T13">Row</text:span></text:p>
          </draw:text-box>
        </draw:frame>
        <draw:frame draw:style-name="gr24" draw:text-style-name="P15" draw:layer="layout" svg:width="3.046cm" svg:height="0.903cm" svg:x="12.144cm" svg:y="11.121cm">
          <draw:text-box>
            <text:p><text:span text:style-name="T13">Data Out</text:span></text:p>
          </draw:text-box>
        </draw:frame>
        <draw:frame draw:style-name="gr27" draw:text-style-name="P15" draw:layer="layout" svg:width="10.661cm" svg:height="4.163cm" svg:x="15.097cm" svg:y="9.509cm">
          <draw:text-box>
            <text:list text:style-name="L1">
              <text:list-item>
                <text:p><text:span text:style-name="T13">4 parallel banks</text:span></text:p>
              </text:list-item>
              <text:list-item>
                <text:p><text:span text:style-name="T13">Memory aligned in increments </text:span><text:span text:style-name="T13"><text:line-break/></text:span><text:span text:style-name="T13">of 16 rows (e.g., 0x0, 0x16, 0x32)</text:span></text:p>
              </text:list-item>
              <text:list-item>
                <text:p><text:span text:style-name="T13">TS=128: 16 rows</text:span></text:p>
              </text:list-item>
              <text:list-item>
                <text:p><text:span text:style-name="T13">TS=512: 64 rows</text:span></text:p>
              </text:list-item>
              <text:list-item>
                <text:p><text:span text:style-name="T13">TS=1024: 128 rows</text:span></text:p>
              </text:list-item>
            </text:list>
          </draw:text-box>
        </draw:frame>
        <draw:custom-shape draw:style-name="gr28" draw:text-style-name="P16" draw:layer="layout" svg:width="15.367cm" svg:height="5.588cm" svg:x="5.986cm" svg:y="1.74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3.368cm" svg:height="5.588cm" svg:x="2.289cm" svg:y="8.62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3.368cm" svg:height="5.588cm" svg:x="2.289cm" svg:y="14.428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30" draw:text-style-name="P17" draw:layer="layout" svg:width="15.24cm" svg:height="15.213cm" svg:x="6.08cm" svg:y="2.29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xml:id="id22" draw:id="id22" draw:layer="layout" svg:width="2.54cm" svg:height="2.54cm" svg:x="23.29cm" svg:y="6.11cm">
          <text:p text:style-name="P18"><text:span text:style-name="T16">Device</text:span><text:span text:style-name="T16"><text:line-break/></text:span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31" draw:text-style-name="P19" xml:id="id23" draw:id="id23" draw:layer="layout" svg:width="2.54cm" svg:height="2.54cm" svg:x="23.29cm" svg:y="9.91cm">
          <text:p text:style-name="P18"><text:span text:style-name="T16">Device</text:span><text:span text:style-name="T16"><text:line-break/></text:span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xml:id="id24" draw:id="id24" draw:layer="layout" svg:width="2.54cm" svg:height="2.54cm" svg:x="23.29cm" svg:y="13.71cm">
          <text:p text:style-name="P18"><text:span text:style-name="T16">Device</text:span><text:span text:style-name="T16"><text:line-break/></text:span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xml:id="id21" draw:id="id21" draw:layer="layout" svg:width="5.08cm" svg:height="10.16cm" svg:x="14.94cm" svg:y="6.11cm">
          <text:p text:style-name="P20"><text:span text:style-name="T8"/></text:p>
          <text:p text:style-name="P20"><text:span text:style-name="T8">M3</text:span></text:p>
          <text:p text:style-name="P20"><text:span text:style-name="T8">2x512</text:span></text:p>
          <text:p text:style-name="P20"><text:span text:style-name="T8"/></text:p>
          <text:p text:style-name="P20"><text:span text:style-name="T8"/></text:p>
          <draw:enhanced-geometry svg:viewBox="0 0 21600 21600" draw:type="rectangle" draw:enhanced-path="M 0 0 L 21600 0 21600 21600 0 21600 0 0 Z N"/>
        </draw:custom-shape>
        <draw:custom-shape draw:style-name="gr33" draw:text-style-name="P18" xml:id="id19" draw:id="id19" draw:layer="layout" svg:width="5.08cm" svg:height="10.16cm" svg:x="7.34cm" svg:y="6.11cm">
          <text:p text:style-name="P20"><text:span text:style-name="T8"/></text:p>
          <text:p text:style-name="P20"><text:span text:style-name="T8">M2</text:span></text:p>
          <text:p text:style-name="P20"><text:span text:style-name="T8">8x256</text:span></text:p>
          <text:p text:style-name="P20"><text:span text:style-name="T8"/></text:p>
          <text:p text:style-name="P20"><text:span text:style-name="T8"/></text:p>
          <draw:enhanced-geometry svg:viewBox="0 0 21600 21600" draw:type="rectangle" draw:enhanced-path="M 0 0 L 21600 0 21600 21600 0 21600 0 0 Z N"/>
        </draw:custom-shape>
        <draw:custom-shape draw:style-name="gr34" draw:text-style-name="P18" xml:id="id20" draw:id="id20" draw:layer="layout" svg:width="2.54cm" svg:height="5.08cm" svg:x="1.57cm" svg:y="8.65cm">
          <text:p text:style-name="P18"><text:span text:style-name="T16">Satellite</text:span></text:p>
          <text:p text:style-name="P18"><text:span text:style-name="T16">Link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xml:id="id25" draw:id="id25" draw:layer="layout" svg:width="12.7cm" svg:height="1.397cm" svg:x="7.35cm" svg:y="3.57cm">
          <text:p text:style-name="P4"><text:span text:style-name="T1">M1</text:span></text:p>
          <text:p text:style-name="P4"><text:span text:style-name="T1">3x85</text:span></text:p>
          <draw:enhanced-geometry svg:viewBox="0 0 21600 21600" draw:type="rectangle" draw:enhanced-path="M 0 0 L 21600 0 21600 21600 0 21600 0 0 Z N"/>
        </draw:custom-shape>
        <draw:connector draw:style-name="gr36" draw:text-style-name="P2" draw:layer="layout" svg:x1="7.34cm" svg:y1="11.19cm" svg:x2="4.11cm" svg:y2="11.19cm" draw:start-shape="id19" draw:start-glue-point="3" draw:end-shape="id20" draw:end-glue-point="1" svg:d="M7340 11190h-3230" svg:viewBox="0 0 3231 1">
          <text:p/>
        </draw:connector>
        <draw:connector draw:style-name="gr37" draw:text-style-name="P21" draw:layer="layout" draw:line-skew="0.685cm" svg:x1="20.02cm" svg:y1="11.19cm" svg:x2="23.29cm" svg:y2="7.38cm" draw:start-shape="id21" draw:start-glue-point="1" draw:end-shape="id22" draw:end-glue-point="3" svg:d="M20020 11190h2320v-3810h950" svg:viewBox="0 0 3271 3811">
          <text:p/>
        </draw:connector>
        <draw:connector draw:style-name="gr37" draw:text-style-name="P21" draw:layer="layout" draw:line-skew="-0.077cm" svg:x1="20.02cm" svg:y1="11.19cm" svg:x2="23.29cm" svg:y2="11.18cm" draw:start-shape="id21" draw:start-glue-point="1" draw:end-shape="id23" draw:end-glue-point="3" svg:d="M20020 11190h1558v-10h1712" svg:viewBox="0 0 3271 11">
          <text:p/>
        </draw:connector>
        <draw:connector draw:style-name="gr37" draw:text-style-name="P21" draw:layer="layout" draw:line-skew="0.685cm" svg:x1="20.02cm" svg:y1="11.19cm" svg:x2="23.29cm" svg:y2="14.98cm" draw:start-shape="id21" draw:start-glue-point="1" draw:end-shape="id24" draw:end-glue-point="3" svg:d="M20020 11190h2320v3790h950" svg:viewBox="0 0 3271 3791">
          <text:p/>
        </draw:connector>
        <draw:connector draw:style-name="gr6" draw:text-style-name="P21" draw:layer="layout" draw:type="line" svg:x1="12.42cm" svg:y1="11.19cm" svg:x2="14.94cm" svg:y2="11.19cm" draw:start-shape="id19" draw:start-glue-point="1" draw:end-shape="id21" draw:end-glue-point="3" svg:d="M12420 11190h2520" svg:viewBox="0 0 2521 1">
          <text:p/>
        </draw:connector>
        <draw:connector draw:style-name="gr19" draw:text-style-name="P21" draw:layer="layout" svg:x1="13.7cm" svg:y1="4.967cm" svg:x2="9.88cm" svg:y2="6.11cm" draw:start-shape="id25" draw:start-glue-point="2" draw:end-shape="id19" svg:d="M13700 4967v571h-3820v572" svg:viewBox="0 0 3821 1144">
          <text:p/>
        </draw:connector>
        <draw:connector draw:style-name="gr19" draw:text-style-name="P21" draw:layer="layout" svg:x1="13.7cm" svg:y1="4.967cm" svg:x2="17.48cm" svg:y2="6.11cm" draw:start-shape="id25" draw:start-glue-point="2" draw:end-shape="id21" draw:end-glue-point="0" svg:d="M13700 4967v571h3780v572" svg:viewBox="0 0 3781 1144">
          <text:p/>
        </draw:connector>
      </draw:page>
      <draw:page draw:name="page5" draw:style-name="dp1" draw:master-page-name="Default">
        <draw:frame draw:style-name="gr38" draw:text-style-name="P23" draw:layer="layout" svg:width="9.57cm" svg:height="0.988cm" svg:x="9.609cm" svg:y="1.598cm">
          <draw:text-box>
            <text:p text:style-name="P22"><text:span text:style-name="T17">Cache Controller Memory</text:span></text:p>
          </draw:text-box>
        </draw:frame>
        <draw:frame draw:style-name="gr38" draw:text-style-name="P8" draw:layer="layout" svg:width="14.679cm" svg:height="13.637cm" svg:x="2.154cm" svg:y="2.93cm">
          <draw:text-box>
            <text:p text:style-name="P22"><text:span text:style-name="T18">M1 </text:span><text:span text:style-name="T19">memory module used as the memory for the</text:span><text:span text:style-name="T19"><text:line-break/></text:span><text:span text:style-name="T19">cache controller to act as a virtual address space</text:span><text:span text:style-name="T19"><text:line-break/></text:span><text:span text:style-name="T19">for the </text:span><text:span text:style-name="T18">M3</text:span><text:span text:style-name="T19"> and </text:span><text:span text:style-name="T18">M2</text:span><text:span text:style-name="T19"> memories. Each line corresponds </text:span><text:span text:style-name="T19"><text:line-break/></text:span><text:span text:style-name="T19">to a line in the respective memories.</text:span></text:p>
            <text:p text:style-name="P22"><text:span text:style-name="T19"/></text:p>
            <text:p text:style-name="P22"><text:span text:style-name="T18"/></text:p>
            <text:p text:style-name="P22"><text:span text:style-name="T18">M3 Memory Map: </text:span><text:span text:style-name="T18"><text:tab/></text:span><text:span text:style-name="T19">0x00 – 0x3F (64 lines)</text:span></text:p>
            <text:p text:style-name="P24"><text:span text:style-name="T18">M2 Memory Map: </text:span><text:span text:style-name="T18"><text:tab/></text:span><text:span text:style-name="T19">0x40 – 0x4F (16 lines)</text:span></text:p>
            <text:p text:style-name="P22"><text:span text:style-name="T20"/></text:p>
            <text:p text:style-name="P22"><text:span text:style-name="T20"/></text:p>
            <text:p text:style-name="P22"><text:span text:style-name="T18">type </text:span><text:span text:style-name="T16"><text:tab/></text:span><text:span text:style-name="T16">00 – Word</text:span><text:span text:style-name="T16"><text:tab/></text:span><text:span text:style-name="T16">(TS = 128) (1 block)</text:span></text:p>
            <text:p text:style-name="P22"><text:span text:style-name="T16"><text:tab/></text:span><text:span text:style-name="T16"><text:tab/></text:span><text:span text:style-name="T16">01 – Quad</text:span><text:span text:style-name="T16"><text:tab/></text:span><text:span text:style-name="T16">(TS = 512) (4 blocks)</text:span></text:p>
            <text:p text:style-name="P22"><text:span text:style-name="T16"><text:tab/></text:span><text:span text:style-name="T16"><text:tab/></text:span><text:span text:style-name="T16">10 – Long</text:span><text:span text:style-name="T16"><text:tab/></text:span><text:span text:style-name="T16">(TS = 1024) (8 blocks)</text:span></text:p>
            <text:p text:style-name="P22"><text:span text:style-name="T16"><text:tab/></text:span><text:span text:style-name="T16"><text:tab/></text:span><text:span text:style-name="T16">11 – Invalid</text:span></text:p>
            <text:p text:style-name="P22"><text:span text:style-name="T8"/></text:p>
            <text:p text:style-name="P22"><text:span text:style-name="T18">addr </text:span><text:span text:style-name="T18"><text:tab/></text:span><text:span text:style-name="T19">Address</text:span><text:span text:style-name="T16"> in cache where data is located</text:span></text:p>
            <text:p text:style-name="P22"><text:span text:style-name="T8"/></text:p>
            <text:p text:style-name="P22"><text:span text:style-name="T18">tag</text:span><text:span text:style-name="T18"><text:tab/></text:span><text:span text:style-name="T18"><text:tab/></text:span><text:span text:style-name="T19">Tag of data</text:span></text:p>
            <text:p text:style-name="P22"><text:span text:style-name="T18"/></text:p>
            <text:p text:style-name="P22"><text:span text:style-name="T18">next </text:span><text:span text:style-name="T18"><text:tab/></text:span><text:span text:style-name="T19">Address in cache controller containing row</text:span></text:p>
            <text:p text:style-name="P22"><text:span text:style-name="T19"><text:tab/></text:span><text:span text:style-name="T19"><text:tab/></text:span><text:span text:style-name="T19">of next segment</text:span></text:p>
          </draw:text-box>
        </draw:frame>
        <draw:custom-shape draw:style-name="gr39" draw:text-style-name="P25" draw:layer="layout" svg:width="0.953cm" svg:height="1.144cm" svg:x="2.834cm" svg:y="18.369cm">
          <text:p text:style-name="P25"><text:span text:style-name="T21">typ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0.952cm" svg:height="1.144cm" svg:x="3.787cm" svg:y="18.369cm">
          <text:p text:style-name="P25">type</text:p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0.953cm" svg:height="1.144cm" svg:x="4.739cm" svg:y="18.369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0.952cm" svg:height="1.144cm" svg:x="5.692cm" svg:y="18.369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43" draw:text-style-name="P25" draw:layer="layout" svg:width="0.953cm" svg:height="1.144cm" svg:x="6.644cm" svg:y="18.369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44" draw:text-style-name="P25" draw:layer="layout" svg:width="0.952cm" svg:height="1.144cm" svg:x="7.597cm" svg:y="18.369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45" draw:text-style-name="P25" draw:layer="layout" svg:width="0.953cm" svg:height="1.144cm" svg:x="8.549cm" svg:y="18.369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46" draw:text-style-name="P25" draw:layer="layout" svg:width="0.952cm" svg:height="1.144cm" svg:x="9.502cm" svg:y="18.369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47" draw:text-style-name="P25" draw:layer="layout" svg:width="0.953cm" svg:height="1.144cm" svg:x="2.834cm" svg:y="18.369cm">
          <text:p text:style-name="P26">type</text:p>
          <draw:enhanced-geometry svg:viewBox="0 0 21600 21600" draw:type="rectangle" draw:enhanced-path="M 0 0 L 21600 0 21600 21600 0 21600 0 0 Z N"/>
        </draw:custom-shape>
        <draw:custom-shape draw:style-name="gr48" draw:text-style-name="P25" draw:layer="layout" svg:width="0.952cm" svg:height="1.144cm" svg:x="3.787cm" svg:y="18.369cm">
          <text:p text:style-name="P26">type</text:p>
          <draw:enhanced-geometry svg:viewBox="0 0 21600 21600" draw:type="rectangle" draw:enhanced-path="M 0 0 L 21600 0 21600 21600 0 21600 0 0 Z N"/>
        </draw:custom-shape>
        <draw:custom-shape draw:style-name="gr49" draw:text-style-name="P25" draw:layer="layout" svg:width="0.953cm" svg:height="1.144cm" svg:x="4.739cm" svg:y="18.369cm">
          <text:p text:style-name="P26">addr</text:p>
          <draw:enhanced-geometry svg:viewBox="0 0 21600 21600" draw:type="rectangle" draw:enhanced-path="M 0 0 L 21600 0 21600 21600 0 21600 0 0 Z N"/>
        </draw:custom-shape>
        <draw:custom-shape draw:style-name="gr50" draw:text-style-name="P25" draw:layer="layout" svg:width="0.952cm" svg:height="1.144cm" svg:x="5.692cm" svg:y="18.369cm">
          <text:p text:style-name="P26">addr</text:p>
          <draw:enhanced-geometry svg:viewBox="0 0 21600 21600" draw:type="rectangle" draw:enhanced-path="M 0 0 L 21600 0 21600 21600 0 21600 0 0 Z N"/>
        </draw:custom-shape>
        <draw:custom-shape draw:style-name="gr51" draw:text-style-name="P25" draw:layer="layout" svg:width="0.953cm" svg:height="1.144cm" svg:x="6.644cm" svg:y="18.369cm">
          <text:p text:style-name="P26">addr</text:p>
          <draw:enhanced-geometry svg:viewBox="0 0 21600 21600" draw:type="rectangle" draw:enhanced-path="M 0 0 L 21600 0 21600 21600 0 21600 0 0 Z N"/>
        </draw:custom-shape>
        <draw:custom-shape draw:style-name="gr52" draw:text-style-name="P25" draw:layer="layout" svg:width="0.952cm" svg:height="1.144cm" svg:x="7.597cm" svg:y="18.369cm">
          <text:p text:style-name="P26">addr</text:p>
          <draw:enhanced-geometry svg:viewBox="0 0 21600 21600" draw:type="rectangle" draw:enhanced-path="M 0 0 L 21600 0 21600 21600 0 21600 0 0 Z N"/>
        </draw:custom-shape>
        <draw:custom-shape draw:style-name="gr53" draw:text-style-name="P25" draw:layer="layout" svg:width="0.953cm" svg:height="1.144cm" svg:x="8.549cm" svg:y="18.369cm">
          <text:p text:style-name="P26">addr</text:p>
          <draw:enhanced-geometry svg:viewBox="0 0 21600 21600" draw:type="rectangle" draw:enhanced-path="M 0 0 L 21600 0 21600 21600 0 21600 0 0 Z N"/>
        </draw:custom-shape>
        <draw:custom-shape draw:style-name="gr54" draw:text-style-name="P25" draw:layer="layout" svg:width="0.952cm" svg:height="1.144cm" svg:x="9.502cm" svg:y="18.369cm">
          <text:p text:style-name="P26">addr</text:p>
          <draw:enhanced-geometry svg:viewBox="0 0 21600 21600" draw:type="rectangle" draw:enhanced-path="M 0 0 L 21600 0 21600 21600 0 21600 0 0 Z N"/>
        </draw:custom-shape>
        <draw:custom-shape draw:style-name="gr55" draw:text-style-name="P25" draw:layer="layout" svg:width="0.953cm" svg:height="1.144cm" svg:x="10.834cm" svg:y="18.369cm">
          <text:p text:style-name="P25"><text:span text:style-name="T21">type</text:span></text:p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0.952cm" svg:height="1.144cm" svg:x="11.787cm" svg:y="18.369cm">
          <text:p text:style-name="P25">type</text:p>
          <draw:enhanced-geometry svg:viewBox="0 0 21600 21600" draw:type="rectangle" draw:enhanced-path="M 0 0 L 21600 0 21600 21600 0 21600 0 0 Z N"/>
        </draw:custom-shape>
        <draw:custom-shape draw:style-name="gr57" draw:text-style-name="P25" draw:layer="layout" svg:width="0.953cm" svg:height="1.144cm" svg:x="12.739cm" svg:y="18.369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0.952cm" svg:height="1.144cm" svg:x="13.692cm" svg:y="18.369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59" draw:text-style-name="P25" draw:layer="layout" svg:width="0.953cm" svg:height="1.144cm" svg:x="14.644cm" svg:y="18.369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60" draw:text-style-name="P25" draw:layer="layout" svg:width="0.952cm" svg:height="1.144cm" svg:x="15.597cm" svg:y="18.369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61" draw:text-style-name="P25" draw:layer="layout" svg:width="0.953cm" svg:height="1.144cm" svg:x="16.549cm" svg:y="18.369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0.952cm" svg:height="1.144cm" svg:x="17.502cm" svg:y="18.369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0.953cm" svg:height="1.144cm" svg:x="10.834cm" svg:y="18.369cm">
          <text:p text:style-name="P26">tag</text:p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0.952cm" svg:height="1.144cm" svg:x="11.787cm" svg:y="18.369cm">
          <text:p text:style-name="P26">tag</text:p>
          <draw:enhanced-geometry svg:viewBox="0 0 21600 21600" draw:type="rectangle" draw:enhanced-path="M 0 0 L 21600 0 21600 21600 0 21600 0 0 Z N"/>
        </draw:custom-shape>
        <draw:custom-shape draw:style-name="gr65" draw:text-style-name="P26" draw:layer="layout" svg:width="0.953cm" svg:height="1.144cm" svg:x="12.739cm" svg:y="18.369cm">
          <text:p text:style-name="P26">tag</text:p>
          <draw:enhanced-geometry svg:viewBox="0 0 21600 21600" draw:type="rectangle" draw:enhanced-path="M 0 0 L 21600 0 21600 21600 0 21600 0 0 Z N"/>
        </draw:custom-shape>
        <draw:custom-shape draw:style-name="gr66" draw:text-style-name="P26" draw:layer="layout" svg:width="0.952cm" svg:height="1.144cm" svg:x="13.692cm" svg:y="18.369cm">
          <text:p text:style-name="P26">tag</text:p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0.953cm" svg:height="1.144cm" svg:x="14.644cm" svg:y="18.369cm">
          <text:p text:style-name="P26">tag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0.952cm" svg:height="1.144cm" svg:x="15.597cm" svg:y="18.369cm">
          <text:p text:style-name="P26">tag</text:p>
          <draw:enhanced-geometry svg:viewBox="0 0 21600 21600" draw:type="rectangle" draw:enhanced-path="M 0 0 L 21600 0 21600 21600 0 21600 0 0 Z N"/>
        </draw:custom-shape>
        <draw:custom-shape draw:style-name="gr69" draw:text-style-name="P26" draw:layer="layout" svg:width="0.953cm" svg:height="1.144cm" svg:x="16.549cm" svg:y="18.369cm">
          <text:p text:style-name="P26">tag</text:p>
          <draw:enhanced-geometry svg:viewBox="0 0 21600 21600" draw:type="rectangle" draw:enhanced-path="M 0 0 L 21600 0 21600 21600 0 21600 0 0 Z N"/>
        </draw:custom-shape>
        <draw:custom-shape draw:style-name="gr70" draw:text-style-name="P26" draw:layer="layout" svg:width="0.952cm" svg:height="1.144cm" svg:x="17.502cm" svg:y="18.369cm">
          <text:p text:style-name="P26">tag</text:p>
          <draw:enhanced-geometry svg:viewBox="0 0 21600 21600" draw:type="rectangle" draw:enhanced-path="M 0 0 L 21600 0 21600 21600 0 21600 0 0 Z N"/>
        </draw:custom-shape>
        <draw:custom-shape draw:style-name="gr71" draw:text-style-name="P25" draw:layer="layout" svg:width="0.953cm" svg:height="1.144cm" svg:x="18.834cm" svg:y="18.369cm">
          <text:p text:style-name="P25"><text:span text:style-name="T21">type</text:span></text:p>
          <draw:enhanced-geometry svg:viewBox="0 0 21600 21600" draw:type="rectangle" draw:enhanced-path="M 0 0 L 21600 0 21600 21600 0 21600 0 0 Z N"/>
        </draw:custom-shape>
        <draw:custom-shape draw:style-name="gr72" draw:text-style-name="P25" draw:layer="layout" svg:width="0.952cm" svg:height="1.144cm" svg:x="19.787cm" svg:y="18.369cm">
          <text:p text:style-name="P25">type</text:p>
          <draw:enhanced-geometry svg:viewBox="0 0 21600 21600" draw:type="rectangle" draw:enhanced-path="M 0 0 L 21600 0 21600 21600 0 21600 0 0 Z N"/>
        </draw:custom-shape>
        <draw:custom-shape draw:style-name="gr73" draw:text-style-name="P25" draw:layer="layout" svg:width="0.953cm" svg:height="1.144cm" svg:x="20.739cm" svg:y="18.369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74" draw:text-style-name="P25" draw:layer="layout" svg:width="0.952cm" svg:height="1.144cm" svg:x="21.692cm" svg:y="18.369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75" draw:text-style-name="P25" draw:layer="layout" svg:width="0.953cm" svg:height="1.144cm" svg:x="22.644cm" svg:y="18.369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76" draw:text-style-name="P25" draw:layer="layout" svg:width="0.952cm" svg:height="1.144cm" svg:x="23.597cm" svg:y="18.369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77" draw:text-style-name="P25" draw:layer="layout" svg:width="0.953cm" svg:height="1.144cm" svg:x="24.549cm" svg:y="18.369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78" draw:text-style-name="P25" draw:layer="layout" svg:width="0.952cm" svg:height="1.144cm" svg:x="25.502cm" svg:y="18.369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79" draw:text-style-name="P26" draw:layer="layout" svg:width="0.953cm" svg:height="1.144cm" svg:x="18.834cm" svg:y="18.369cm">
          <text:p text:style-name="P26">next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0.952cm" svg:height="1.144cm" svg:x="19.787cm" svg:y="18.369cm">
          <text:p text:style-name="P26">next</text:p>
          <draw:enhanced-geometry svg:viewBox="0 0 21600 21600" draw:type="rectangle" draw:enhanced-path="M 0 0 L 21600 0 21600 21600 0 21600 0 0 Z N"/>
        </draw:custom-shape>
        <draw:custom-shape draw:style-name="gr81" draw:text-style-name="P26" draw:layer="layout" svg:width="0.953cm" svg:height="1.144cm" svg:x="20.739cm" svg:y="18.369cm">
          <text:p text:style-name="P26">next</text:p>
          <draw:enhanced-geometry svg:viewBox="0 0 21600 21600" draw:type="rectangle" draw:enhanced-path="M 0 0 L 21600 0 21600 21600 0 21600 0 0 Z N"/>
        </draw:custom-shape>
        <draw:custom-shape draw:style-name="gr82" draw:text-style-name="P26" draw:layer="layout" svg:width="0.952cm" svg:height="1.144cm" svg:x="21.692cm" svg:y="18.369cm">
          <text:p text:style-name="P26">next</text:p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0.953cm" svg:height="1.144cm" svg:x="22.644cm" svg:y="18.369cm">
          <text:p text:style-name="P26">next</text:p>
          <draw:enhanced-geometry svg:viewBox="0 0 21600 21600" draw:type="rectangle" draw:enhanced-path="M 0 0 L 21600 0 21600 21600 0 21600 0 0 Z N"/>
        </draw:custom-shape>
        <draw:custom-shape draw:style-name="gr84" draw:text-style-name="P26" draw:layer="layout" svg:width="0.952cm" svg:height="1.144cm" svg:x="23.597cm" svg:y="18.369cm">
          <text:p text:style-name="P26">next</text:p>
          <draw:enhanced-geometry svg:viewBox="0 0 21600 21600" draw:type="rectangle" draw:enhanced-path="M 0 0 L 21600 0 21600 21600 0 21600 0 0 Z N"/>
        </draw:custom-shape>
        <draw:custom-shape draw:style-name="gr85" draw:text-style-name="P26" draw:layer="layout" svg:width="0.953cm" svg:height="1.144cm" svg:x="24.549cm" svg:y="18.369cm">
          <text:p text:style-name="P26">next</text:p>
          <draw:enhanced-geometry svg:viewBox="0 0 21600 21600" draw:type="rectangle" draw:enhanced-path="M 0 0 L 21600 0 21600 21600 0 21600 0 0 Z N"/>
        </draw:custom-shape>
        <draw:custom-shape draw:style-name="gr86" draw:text-style-name="P26" draw:layer="layout" svg:width="0.952cm" svg:height="1.144cm" svg:x="25.502cm" svg:y="18.369cm">
          <text:p text:style-name="P26">next</text:p>
          <draw:enhanced-geometry svg:viewBox="0 0 21600 21600" draw:type="rectangle" draw:enhanced-path="M 0 0 L 21600 0 21600 21600 0 21600 0 0 Z N"/>
        </draw:custom-shape>
        <draw:frame draw:style-name="gr87" draw:text-style-name="P27" draw:layer="layout" svg:width="2.032cm" svg:height="3.095cm" svg:x="1.2cm" svg:y="17.429cm">
          <draw:text-box>
            <text:p>0x00</text:p>
            <text:p text:style-name="P2"><text:span text:style-name="T21">.</text:span><text:span text:style-name="T21"><text:line-break/></text:span><text:span text:style-name="T21">.</text:span><text:span text:style-name="T21"><text:line-break/></text:span><text:span text:style-name="T21">.</text:span></text:p>
            <text:p><text:span text:style-name="T22">0x4F</text:span></text:p>
          </draw:text-box>
        </draw:frame>
      </draw:page>
      <draw:page draw:name="page6" draw:style-name="dp1" draw:master-page-name="Default">
        <draw:frame draw:style-name="gr38" draw:text-style-name="P23" draw:layer="layout" svg:width="9.57cm" svg:height="0.988cm" svg:x="9.575cm" svg:y="1.636cm">
          <draw:text-box>
            <text:p text:style-name="P22"><text:span text:style-name="T23">Cache Controller Memory</text:span></text:p>
          </draw:text-box>
        </draw:frame>
        <draw:frame draw:style-name="gr88" draw:text-style-name="P28" draw:layer="layout" svg:width="20.979cm" svg:height="6.391cm" svg:x="2.113cm" svg:y="2.756cm">
          <draw:text-box>
            <text:p text:style-name="P24"><text:span text:style-name="T16">The rest of the </text:span><text:span text:style-name="T18">M1</text:span><text:span text:style-name="T19"> memory is used to track which of the lines of memory</text:span><text:span text:style-name="T19"><text:line-break/></text:span><text:span text:style-name="T19">have empty spots.</text:span></text:p>
            <text:p text:style-name="P24"><text:span text:style-name="T19"/></text:p>
            <text:p text:style-name="P24"><text:span text:style-name="T19">A 0 in a bit means that the corresponding line is empty.</text:span></text:p>
            <text:p text:style-name="P24"><text:span text:style-name="T19">A 1 in a bit means that the corresponding line contains valid data.</text:span></text:p>
            <text:p text:style-name="P24"><text:span text:style-name="T19"/></text:p>
            <text:p text:style-name="P24"><text:span text:style-name="T19">When writing to the cache, the cache controller looks for enough empty lines</text:span><text:span text:style-name="T19"><text:line-break/></text:span><text:span text:style-name="T19">to contain the TS that it needs to write.</text:span></text:p>
            <text:p text:style-name="P24"><text:span text:style-name="T19"/></text:p>
            <text:p text:style-name="P24"><text:span text:style-name="T18">Valid Map: </text:span><text:span text:style-name="T18"><text:tab/></text:span><text:span text:style-name="T18"><text:tab/></text:span><text:span text:style-name="T18"><text:tab/></text:span><text:span text:style-name="T19">0x50 – 0x53 (4 lines)</text:span></text:p>
          </draw:text-box>
        </draw:frame>
        <draw:custom-shape draw:style-name="gr89" draw:text-style-name="P25" draw:layer="layout" svg:width="0.957cm" svg:height="1.127cm" svg:x="2.34cm" svg:y="10.503cm">
          <text:p text:style-name="P25"><text:span text:style-name="T21">type</text:span></text:p>
          <draw:enhanced-geometry svg:viewBox="0 0 21600 21600" draw:type="rectangle" draw:enhanced-path="M 0 0 L 21600 0 21600 21600 0 21600 0 0 Z N"/>
        </draw:custom-shape>
        <draw:custom-shape draw:style-name="gr90" draw:text-style-name="P25" draw:layer="layout" svg:width="0.955cm" svg:height="1.127cm" svg:x="3.297cm" svg:y="10.503cm">
          <text:p text:style-name="P25">type</text:p>
          <draw:enhanced-geometry svg:viewBox="0 0 21600 21600" draw:type="rectangle" draw:enhanced-path="M 0 0 L 21600 0 21600 21600 0 21600 0 0 Z N"/>
        </draw:custom-shape>
        <draw:custom-shape draw:style-name="gr91" draw:text-style-name="P25" draw:layer="layout" svg:width="0.957cm" svg:height="1.127cm" svg:x="4.252cm" svg:y="10.503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92" draw:text-style-name="P25" draw:layer="layout" svg:width="0.956cm" svg:height="1.127cm" svg:x="5.209cm" svg:y="10.503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93" draw:text-style-name="P25" draw:layer="layout" svg:width="0.956cm" svg:height="1.127cm" svg:x="6.165cm" svg:y="10.503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94" draw:text-style-name="P25" draw:layer="layout" svg:width="0.957cm" svg:height="1.127cm" svg:x="7.121cm" svg:y="10.503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95" draw:text-style-name="P25" draw:layer="layout" svg:width="0.955cm" svg:height="1.127cm" svg:x="8.078cm" svg:y="10.503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96" draw:text-style-name="P25" draw:layer="layout" svg:width="0.957cm" svg:height="1.127cm" svg:x="9.033cm" svg:y="10.503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97" draw:text-style-name="P25" draw:layer="layout" svg:width="0.957cm" svg:height="1.127cm" svg:x="2.34cm" svg:y="10.503cm">
          <text:p text:style-name="P25"><text:span text:style-name="T24">line</text:span><text:span text:style-name="T24"><text:line-break/></text:span><text:span text:style-name="T24">0</text:span></text:p>
          <draw:enhanced-geometry svg:viewBox="0 0 21600 21600" draw:type="rectangle" draw:enhanced-path="M 0 0 L 21600 0 21600 21600 0 21600 0 0 Z N"/>
        </draw:custom-shape>
        <draw:custom-shape draw:style-name="gr98" draw:text-style-name="P25" draw:layer="layout" svg:width="0.955cm" svg:height="1.127cm" svg:x="3.297cm" svg:y="10.503cm">
          <text:p text:style-name="P25"><text:span text:style-name="T24">line</text:span><text:span text:style-name="T24"><text:line-break/></text:span><text:span text:style-name="T24">1</text:span></text:p>
          <draw:enhanced-geometry svg:viewBox="0 0 21600 21600" draw:type="rectangle" draw:enhanced-path="M 0 0 L 21600 0 21600 21600 0 21600 0 0 Z N"/>
        </draw:custom-shape>
        <draw:custom-shape draw:style-name="gr99" draw:text-style-name="P25" draw:layer="layout" svg:width="0.957cm" svg:height="1.127cm" svg:x="4.252cm" svg:y="10.503cm">
          <text:p text:style-name="P25"><text:span text:style-name="T24">line</text:span><text:span text:style-name="T24"><text:line-break/></text:span><text:span text:style-name="T24">2</text:span></text:p>
          <draw:enhanced-geometry svg:viewBox="0 0 21600 21600" draw:type="rectangle" draw:enhanced-path="M 0 0 L 21600 0 21600 21600 0 21600 0 0 Z N"/>
        </draw:custom-shape>
        <draw:custom-shape draw:style-name="gr100" draw:text-style-name="P25" draw:layer="layout" svg:width="0.956cm" svg:height="1.127cm" svg:x="5.209cm" svg:y="10.503cm">
          <text:p text:style-name="P25"><text:span text:style-name="T24">line</text:span><text:span text:style-name="T24"><text:line-break/></text:span><text:span text:style-name="T24">3</text:span></text:p>
          <draw:enhanced-geometry svg:viewBox="0 0 21600 21600" draw:type="rectangle" draw:enhanced-path="M 0 0 L 21600 0 21600 21600 0 21600 0 0 Z N"/>
        </draw:custom-shape>
        <draw:custom-shape draw:style-name="gr101" draw:text-style-name="P25" draw:layer="layout" svg:width="0.956cm" svg:height="1.127cm" svg:x="6.165cm" svg:y="10.503cm">
          <text:p text:style-name="P25"><text:span text:style-name="T24">line</text:span><text:span text:style-name="T24"><text:line-break/></text:span><text:span text:style-name="T24">4</text:span></text:p>
          <draw:enhanced-geometry svg:viewBox="0 0 21600 21600" draw:type="rectangle" draw:enhanced-path="M 0 0 L 21600 0 21600 21600 0 21600 0 0 Z N"/>
        </draw:custom-shape>
        <draw:custom-shape draw:style-name="gr102" draw:text-style-name="P25" draw:layer="layout" svg:width="0.957cm" svg:height="1.127cm" svg:x="7.121cm" svg:y="10.503cm">
          <text:p text:style-name="P25"><text:span text:style-name="T24">line</text:span><text:span text:style-name="T24"><text:line-break/></text:span><text:span text:style-name="T24">5</text:span></text:p>
          <draw:enhanced-geometry svg:viewBox="0 0 21600 21600" draw:type="rectangle" draw:enhanced-path="M 0 0 L 21600 0 21600 21600 0 21600 0 0 Z N"/>
        </draw:custom-shape>
        <draw:custom-shape draw:style-name="gr103" draw:text-style-name="P25" draw:layer="layout" svg:width="0.955cm" svg:height="1.127cm" svg:x="8.078cm" svg:y="10.503cm">
          <text:p text:style-name="P25"><text:span text:style-name="T24">line</text:span><text:span text:style-name="T24"><text:line-break/></text:span><text:span text:style-name="T24">6</text:span></text:p>
          <draw:enhanced-geometry svg:viewBox="0 0 21600 21600" draw:type="rectangle" draw:enhanced-path="M 0 0 L 21600 0 21600 21600 0 21600 0 0 Z N"/>
        </draw:custom-shape>
        <draw:custom-shape draw:style-name="gr104" draw:text-style-name="P25" draw:layer="layout" svg:width="0.957cm" svg:height="1.127cm" svg:x="9.033cm" svg:y="10.503cm">
          <text:p text:style-name="P25"><text:span text:style-name="T24">line</text:span><text:span text:style-name="T24"><text:line-break/></text:span><text:span text:style-name="T24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5" draw:layer="layout" svg:width="0.957cm" svg:height="1.127cm" svg:x="10.339cm" svg:y="10.51cm">
          <text:p text:style-name="P25"><text:span text:style-name="T21">type</text:span></text:p>
          <draw:enhanced-geometry svg:viewBox="0 0 21600 21600" draw:type="rectangle" draw:enhanced-path="M 0 0 L 21600 0 21600 21600 0 21600 0 0 Z N"/>
        </draw:custom-shape>
        <draw:custom-shape draw:style-name="gr106" draw:text-style-name="P25" draw:layer="layout" svg:width="0.955cm" svg:height="1.127cm" svg:x="11.296cm" svg:y="10.51cm">
          <text:p text:style-name="P25">type</text:p>
          <draw:enhanced-geometry svg:viewBox="0 0 21600 21600" draw:type="rectangle" draw:enhanced-path="M 0 0 L 21600 0 21600 21600 0 21600 0 0 Z N"/>
        </draw:custom-shape>
        <draw:custom-shape draw:style-name="gr107" draw:text-style-name="P25" draw:layer="layout" svg:width="0.957cm" svg:height="1.127cm" svg:x="12.251cm" svg:y="10.51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08" draw:text-style-name="P25" draw:layer="layout" svg:width="0.956cm" svg:height="1.127cm" svg:x="13.208cm" svg:y="10.51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09" draw:text-style-name="P25" draw:layer="layout" svg:width="0.956cm" svg:height="1.127cm" svg:x="14.164cm" svg:y="10.51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10" draw:text-style-name="P25" draw:layer="layout" svg:width="0.957cm" svg:height="1.127cm" svg:x="15.12cm" svg:y="10.51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11" draw:text-style-name="P25" draw:layer="layout" svg:width="0.955cm" svg:height="1.127cm" svg:x="16.077cm" svg:y="10.51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12" draw:text-style-name="P25" draw:layer="layout" svg:width="0.957cm" svg:height="1.127cm" svg:x="17.032cm" svg:y="10.51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13" draw:text-style-name="P25" draw:layer="layout" svg:width="0.957cm" svg:height="1.127cm" svg:x="10.339cm" svg:y="10.51cm">
          <text:p text:style-name="P25"><text:span text:style-name="T24">line</text:span><text:span text:style-name="T24"><text:line-break/></text:span><text:span text:style-name="T24">8</text:span></text:p>
          <draw:enhanced-geometry svg:viewBox="0 0 21600 21600" draw:type="rectangle" draw:enhanced-path="M 0 0 L 21600 0 21600 21600 0 21600 0 0 Z N"/>
        </draw:custom-shape>
        <draw:custom-shape draw:style-name="gr114" draw:text-style-name="P25" draw:layer="layout" svg:width="0.955cm" svg:height="1.127cm" svg:x="11.296cm" svg:y="10.51cm">
          <text:p text:style-name="P25"><text:span text:style-name="T24">line</text:span><text:span text:style-name="T24"><text:line-break/></text:span><text:span text:style-name="T24">9</text:span></text:p>
          <draw:enhanced-geometry svg:viewBox="0 0 21600 21600" draw:type="rectangle" draw:enhanced-path="M 0 0 L 21600 0 21600 21600 0 21600 0 0 Z N"/>
        </draw:custom-shape>
        <draw:custom-shape draw:style-name="gr115" draw:text-style-name="P25" draw:layer="layout" svg:width="0.957cm" svg:height="1.127cm" svg:x="12.251cm" svg:y="10.51cm">
          <text:p text:style-name="P25"><text:span text:style-name="T24">line</text:span><text:span text:style-name="T24"><text:line-break/></text:span><text:span text:style-name="T24">10</text:span></text:p>
          <draw:enhanced-geometry svg:viewBox="0 0 21600 21600" draw:type="rectangle" draw:enhanced-path="M 0 0 L 21600 0 21600 21600 0 21600 0 0 Z N"/>
        </draw:custom-shape>
        <draw:custom-shape draw:style-name="gr116" draw:text-style-name="P25" draw:layer="layout" svg:width="0.956cm" svg:height="1.127cm" svg:x="13.208cm" svg:y="10.51cm">
          <text:p text:style-name="P25"><text:span text:style-name="T24">line</text:span><text:span text:style-name="T24"><text:line-break/></text:span><text:span text:style-name="T24">11</text:span></text:p>
          <draw:enhanced-geometry svg:viewBox="0 0 21600 21600" draw:type="rectangle" draw:enhanced-path="M 0 0 L 21600 0 21600 21600 0 21600 0 0 Z N"/>
        </draw:custom-shape>
        <draw:custom-shape draw:style-name="gr117" draw:text-style-name="P25" draw:layer="layout" svg:width="0.956cm" svg:height="1.127cm" svg:x="14.164cm" svg:y="10.51cm">
          <text:p text:style-name="P25"><text:span text:style-name="T24">line</text:span><text:span text:style-name="T24"><text:line-break/></text:span><text:span text:style-name="T24">12</text:span></text:p>
          <draw:enhanced-geometry svg:viewBox="0 0 21600 21600" draw:type="rectangle" draw:enhanced-path="M 0 0 L 21600 0 21600 21600 0 21600 0 0 Z N"/>
        </draw:custom-shape>
        <draw:custom-shape draw:style-name="gr118" draw:text-style-name="P25" draw:layer="layout" svg:width="0.957cm" svg:height="1.127cm" svg:x="15.12cm" svg:y="10.51cm">
          <text:p text:style-name="P25"><text:span text:style-name="T24">line</text:span><text:span text:style-name="T24"><text:line-break/></text:span><text:span text:style-name="T24">13</text:span></text:p>
          <draw:enhanced-geometry svg:viewBox="0 0 21600 21600" draw:type="rectangle" draw:enhanced-path="M 0 0 L 21600 0 21600 21600 0 21600 0 0 Z N"/>
        </draw:custom-shape>
        <draw:custom-shape draw:style-name="gr119" draw:text-style-name="P25" draw:layer="layout" svg:width="0.955cm" svg:height="1.127cm" svg:x="16.077cm" svg:y="10.51cm">
          <text:p text:style-name="P25"><text:span text:style-name="T24">line</text:span><text:span text:style-name="T24"><text:line-break/></text:span><text:span text:style-name="T24">14</text:span></text:p>
          <draw:enhanced-geometry svg:viewBox="0 0 21600 21600" draw:type="rectangle" draw:enhanced-path="M 0 0 L 21600 0 21600 21600 0 21600 0 0 Z N"/>
        </draw:custom-shape>
        <draw:custom-shape draw:style-name="gr120" draw:text-style-name="P25" draw:layer="layout" svg:width="0.957cm" svg:height="1.127cm" svg:x="17.032cm" svg:y="10.51cm">
          <text:p text:style-name="P25"><text:span text:style-name="T24">line</text:span><text:span text:style-name="T24"><text:line-break/></text:span><text:span text:style-name="T24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25" draw:layer="layout" svg:width="0.957cm" svg:height="1.127cm" svg:x="18.339cm" svg:y="10.51cm">
          <text:p text:style-name="P25"><text:span text:style-name="T21">type</text:span></text:p>
          <draw:enhanced-geometry svg:viewBox="0 0 21600 21600" draw:type="rectangle" draw:enhanced-path="M 0 0 L 21600 0 21600 21600 0 21600 0 0 Z N"/>
        </draw:custom-shape>
        <draw:custom-shape draw:style-name="gr122" draw:text-style-name="P25" draw:layer="layout" svg:width="0.955cm" svg:height="1.127cm" svg:x="19.296cm" svg:y="10.51cm">
          <text:p text:style-name="P25">type</text:p>
          <draw:enhanced-geometry svg:viewBox="0 0 21600 21600" draw:type="rectangle" draw:enhanced-path="M 0 0 L 21600 0 21600 21600 0 21600 0 0 Z N"/>
        </draw:custom-shape>
        <draw:custom-shape draw:style-name="gr123" draw:text-style-name="P25" draw:layer="layout" svg:width="0.957cm" svg:height="1.127cm" svg:x="20.251cm" svg:y="10.51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24" draw:text-style-name="P25" draw:layer="layout" svg:width="0.956cm" svg:height="1.127cm" svg:x="21.208cm" svg:y="10.51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25" draw:text-style-name="P25" draw:layer="layout" svg:width="0.956cm" svg:height="1.127cm" svg:x="22.164cm" svg:y="10.51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26" draw:text-style-name="P25" draw:layer="layout" svg:width="0.957cm" svg:height="1.127cm" svg:x="23.12cm" svg:y="10.51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27" draw:text-style-name="P25" draw:layer="layout" svg:width="0.955cm" svg:height="1.127cm" svg:x="24.077cm" svg:y="10.51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28" draw:text-style-name="P25" draw:layer="layout" svg:width="0.957cm" svg:height="1.127cm" svg:x="25.032cm" svg:y="10.51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29" draw:text-style-name="P25" draw:layer="layout" svg:width="0.957cm" svg:height="1.127cm" svg:x="18.339cm" svg:y="10.51cm">
          <text:p text:style-name="P25"><text:span text:style-name="T24">line</text:span><text:span text:style-name="T24"><text:line-break/></text:span><text:span text:style-name="T24">16</text:span></text:p>
          <draw:enhanced-geometry svg:viewBox="0 0 21600 21600" draw:type="rectangle" draw:enhanced-path="M 0 0 L 21600 0 21600 21600 0 21600 0 0 Z N"/>
        </draw:custom-shape>
        <draw:custom-shape draw:style-name="gr130" draw:text-style-name="P25" draw:layer="layout" svg:width="0.955cm" svg:height="1.127cm" svg:x="19.296cm" svg:y="10.51cm">
          <text:p text:style-name="P25"><text:span text:style-name="T24">line</text:span><text:span text:style-name="T24"><text:line-break/></text:span><text:span text:style-name="T24">17</text:span></text:p>
          <draw:enhanced-geometry svg:viewBox="0 0 21600 21600" draw:type="rectangle" draw:enhanced-path="M 0 0 L 21600 0 21600 21600 0 21600 0 0 Z N"/>
        </draw:custom-shape>
        <draw:custom-shape draw:style-name="gr131" draw:text-style-name="P25" draw:layer="layout" svg:width="0.957cm" svg:height="1.127cm" svg:x="20.251cm" svg:y="10.51cm">
          <text:p text:style-name="P25"><text:span text:style-name="T24">line</text:span><text:span text:style-name="T24"><text:line-break/></text:span><text:span text:style-name="T24">18</text:span></text:p>
          <draw:enhanced-geometry svg:viewBox="0 0 21600 21600" draw:type="rectangle" draw:enhanced-path="M 0 0 L 21600 0 21600 21600 0 21600 0 0 Z N"/>
        </draw:custom-shape>
        <draw:custom-shape draw:style-name="gr132" draw:text-style-name="P25" draw:layer="layout" svg:width="0.956cm" svg:height="1.127cm" svg:x="21.208cm" svg:y="10.51cm">
          <text:p text:style-name="P25"><text:span text:style-name="T24">line</text:span><text:span text:style-name="T24"><text:line-break/></text:span><text:span text:style-name="T24">19</text:span></text:p>
          <draw:enhanced-geometry svg:viewBox="0 0 21600 21600" draw:type="rectangle" draw:enhanced-path="M 0 0 L 21600 0 21600 21600 0 21600 0 0 Z N"/>
        </draw:custom-shape>
        <draw:custom-shape draw:style-name="gr133" draw:text-style-name="P25" draw:layer="layout" svg:width="0.956cm" svg:height="1.127cm" svg:x="22.164cm" svg:y="10.51cm">
          <text:p text:style-name="P25"><text:span text:style-name="T24">line</text:span><text:span text:style-name="T24"><text:line-break/></text:span><text:span text:style-name="T24">20</text:span></text:p>
          <draw:enhanced-geometry svg:viewBox="0 0 21600 21600" draw:type="rectangle" draw:enhanced-path="M 0 0 L 21600 0 21600 21600 0 21600 0 0 Z N"/>
        </draw:custom-shape>
        <draw:custom-shape draw:style-name="gr134" draw:text-style-name="P25" draw:layer="layout" svg:width="0.957cm" svg:height="1.127cm" svg:x="23.12cm" svg:y="10.51cm">
          <text:p text:style-name="P25"><text:span text:style-name="T24">line</text:span><text:span text:style-name="T24"><text:line-break/></text:span><text:span text:style-name="T24">21</text:span></text:p>
          <draw:enhanced-geometry svg:viewBox="0 0 21600 21600" draw:type="rectangle" draw:enhanced-path="M 0 0 L 21600 0 21600 21600 0 21600 0 0 Z N"/>
        </draw:custom-shape>
        <draw:custom-shape draw:style-name="gr135" draw:text-style-name="P25" draw:layer="layout" svg:width="0.955cm" svg:height="1.127cm" svg:x="24.077cm" svg:y="10.51cm">
          <text:p text:style-name="P25"><text:span text:style-name="T24">line</text:span><text:span text:style-name="T24"><text:line-break/></text:span><text:span text:style-name="T24">22</text:span></text:p>
          <draw:enhanced-geometry svg:viewBox="0 0 21600 21600" draw:type="rectangle" draw:enhanced-path="M 0 0 L 21600 0 21600 21600 0 21600 0 0 Z N"/>
        </draw:custom-shape>
        <draw:custom-shape draw:style-name="gr136" draw:text-style-name="P25" draw:layer="layout" svg:width="0.957cm" svg:height="1.127cm" svg:x="25.032cm" svg:y="10.51cm">
          <text:p text:style-name="P25"><text:span text:style-name="T24">line</text:span><text:span text:style-name="T24"><text:line-break/></text:span><text:span text:style-name="T24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25" draw:layer="layout" svg:width="0.957cm" svg:height="1.127cm" svg:x="2.34cm" svg:y="13.11cm">
          <text:p text:style-name="P25"><text:span text:style-name="T21">type</text:span></text:p>
          <draw:enhanced-geometry svg:viewBox="0 0 21600 21600" draw:type="rectangle" draw:enhanced-path="M 0 0 L 21600 0 21600 21600 0 21600 0 0 Z N"/>
        </draw:custom-shape>
        <draw:custom-shape draw:style-name="gr138" draw:text-style-name="P25" draw:layer="layout" svg:width="0.955cm" svg:height="1.127cm" svg:x="3.297cm" svg:y="13.11cm">
          <text:p text:style-name="P25">type</text:p>
          <draw:enhanced-geometry svg:viewBox="0 0 21600 21600" draw:type="rectangle" draw:enhanced-path="M 0 0 L 21600 0 21600 21600 0 21600 0 0 Z N"/>
        </draw:custom-shape>
        <draw:custom-shape draw:style-name="gr139" draw:text-style-name="P25" draw:layer="layout" svg:width="0.957cm" svg:height="1.127cm" svg:x="4.252cm" svg:y="13.11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40" draw:text-style-name="P25" draw:layer="layout" svg:width="0.956cm" svg:height="1.127cm" svg:x="5.209cm" svg:y="13.11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41" draw:text-style-name="P25" draw:layer="layout" svg:width="0.956cm" svg:height="1.127cm" svg:x="6.165cm" svg:y="13.11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42" draw:text-style-name="P25" draw:layer="layout" svg:width="0.957cm" svg:height="1.127cm" svg:x="7.121cm" svg:y="13.11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43" draw:text-style-name="P25" draw:layer="layout" svg:width="0.955cm" svg:height="1.127cm" svg:x="8.078cm" svg:y="13.11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44" draw:text-style-name="P25" draw:layer="layout" svg:width="0.957cm" svg:height="1.127cm" svg:x="9.033cm" svg:y="13.11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45" draw:text-style-name="P25" draw:layer="layout" svg:width="0.957cm" svg:height="1.127cm" svg:x="2.34cm" svg:y="13.11cm">
          <text:p text:style-name="P25"><text:span text:style-name="T24">line</text:span><text:span text:style-name="T24"><text:line-break/></text:span><text:span text:style-name="T24">24</text:span></text:p>
          <draw:enhanced-geometry svg:viewBox="0 0 21600 21600" draw:type="rectangle" draw:enhanced-path="M 0 0 L 21600 0 21600 21600 0 21600 0 0 Z N"/>
        </draw:custom-shape>
        <draw:custom-shape draw:style-name="gr146" draw:text-style-name="P25" draw:layer="layout" svg:width="0.955cm" svg:height="1.127cm" svg:x="3.297cm" svg:y="13.11cm">
          <text:p text:style-name="P25"><text:span text:style-name="T24">line</text:span><text:span text:style-name="T24"><text:line-break/></text:span><text:span text:style-name="T24">25</text:span></text:p>
          <draw:enhanced-geometry svg:viewBox="0 0 21600 21600" draw:type="rectangle" draw:enhanced-path="M 0 0 L 21600 0 21600 21600 0 21600 0 0 Z N"/>
        </draw:custom-shape>
        <draw:custom-shape draw:style-name="gr147" draw:text-style-name="P25" draw:layer="layout" svg:width="0.957cm" svg:height="1.127cm" svg:x="4.252cm" svg:y="13.11cm">
          <text:p text:style-name="P25"><text:span text:style-name="T24">line</text:span><text:span text:style-name="T24"><text:line-break/></text:span><text:span text:style-name="T24">26</text:span></text:p>
          <draw:enhanced-geometry svg:viewBox="0 0 21600 21600" draw:type="rectangle" draw:enhanced-path="M 0 0 L 21600 0 21600 21600 0 21600 0 0 Z N"/>
        </draw:custom-shape>
        <draw:custom-shape draw:style-name="gr148" draw:text-style-name="P25" draw:layer="layout" svg:width="0.956cm" svg:height="1.127cm" svg:x="5.209cm" svg:y="13.11cm">
          <text:p text:style-name="P25"><text:span text:style-name="T24">line</text:span><text:span text:style-name="T24"><text:line-break/></text:span><text:span text:style-name="T24">27</text:span></text:p>
          <draw:enhanced-geometry svg:viewBox="0 0 21600 21600" draw:type="rectangle" draw:enhanced-path="M 0 0 L 21600 0 21600 21600 0 21600 0 0 Z N"/>
        </draw:custom-shape>
        <draw:custom-shape draw:style-name="gr149" draw:text-style-name="P25" draw:layer="layout" svg:width="0.956cm" svg:height="1.127cm" svg:x="6.165cm" svg:y="13.11cm">
          <text:p text:style-name="P25"><text:span text:style-name="T24">line</text:span><text:span text:style-name="T24"><text:line-break/></text:span><text:span text:style-name="T24">28</text:span></text:p>
          <draw:enhanced-geometry svg:viewBox="0 0 21600 21600" draw:type="rectangle" draw:enhanced-path="M 0 0 L 21600 0 21600 21600 0 21600 0 0 Z N"/>
        </draw:custom-shape>
        <draw:custom-shape draw:style-name="gr150" draw:text-style-name="P25" draw:layer="layout" svg:width="0.957cm" svg:height="1.127cm" svg:x="7.121cm" svg:y="13.11cm">
          <text:p text:style-name="P25"><text:span text:style-name="T24">line</text:span><text:span text:style-name="T24"><text:line-break/></text:span><text:span text:style-name="T24">29</text:span></text:p>
          <draw:enhanced-geometry svg:viewBox="0 0 21600 21600" draw:type="rectangle" draw:enhanced-path="M 0 0 L 21600 0 21600 21600 0 21600 0 0 Z N"/>
        </draw:custom-shape>
        <draw:custom-shape draw:style-name="gr151" draw:text-style-name="P25" draw:layer="layout" svg:width="0.955cm" svg:height="1.127cm" svg:x="8.078cm" svg:y="13.11cm">
          <text:p text:style-name="P25"><text:span text:style-name="T24">line</text:span><text:span text:style-name="T24"><text:line-break/></text:span><text:span text:style-name="T24">30</text:span></text:p>
          <draw:enhanced-geometry svg:viewBox="0 0 21600 21600" draw:type="rectangle" draw:enhanced-path="M 0 0 L 21600 0 21600 21600 0 21600 0 0 Z N"/>
        </draw:custom-shape>
        <draw:custom-shape draw:style-name="gr152" draw:text-style-name="P25" draw:layer="layout" svg:width="0.957cm" svg:height="1.127cm" svg:x="9.033cm" svg:y="13.11cm">
          <text:p text:style-name="P25"><text:span text:style-name="T24">line</text:span><text:span text:style-name="T24"><text:line-break/></text:span><text:span text:style-name="T24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25" draw:layer="layout" svg:width="0.957cm" svg:height="1.127cm" svg:x="10.339cm" svg:y="13.117cm">
          <text:p text:style-name="P25"><text:span text:style-name="T21">type</text:span></text:p>
          <draw:enhanced-geometry svg:viewBox="0 0 21600 21600" draw:type="rectangle" draw:enhanced-path="M 0 0 L 21600 0 21600 21600 0 21600 0 0 Z N"/>
        </draw:custom-shape>
        <draw:custom-shape draw:style-name="gr154" draw:text-style-name="P25" draw:layer="layout" svg:width="0.955cm" svg:height="1.127cm" svg:x="11.296cm" svg:y="13.117cm">
          <text:p text:style-name="P25">type</text:p>
          <draw:enhanced-geometry svg:viewBox="0 0 21600 21600" draw:type="rectangle" draw:enhanced-path="M 0 0 L 21600 0 21600 21600 0 21600 0 0 Z N"/>
        </draw:custom-shape>
        <draw:custom-shape draw:style-name="gr155" draw:text-style-name="P25" draw:layer="layout" svg:width="0.957cm" svg:height="1.127cm" svg:x="12.251cm" svg:y="13.117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56" draw:text-style-name="P25" draw:layer="layout" svg:width="0.956cm" svg:height="1.127cm" svg:x="13.208cm" svg:y="13.117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57" draw:text-style-name="P25" draw:layer="layout" svg:width="0.956cm" svg:height="1.127cm" svg:x="14.164cm" svg:y="13.117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58" draw:text-style-name="P25" draw:layer="layout" svg:width="0.957cm" svg:height="1.127cm" svg:x="15.12cm" svg:y="13.117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59" draw:text-style-name="P25" draw:layer="layout" svg:width="0.955cm" svg:height="1.127cm" svg:x="16.077cm" svg:y="13.117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60" draw:text-style-name="P25" draw:layer="layout" svg:width="0.957cm" svg:height="1.127cm" svg:x="17.032cm" svg:y="13.117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61" draw:text-style-name="P25" draw:layer="layout" svg:width="0.957cm" svg:height="1.127cm" svg:x="10.339cm" svg:y="13.117cm">
          <text:p text:style-name="P25"><text:span text:style-name="T24">line</text:span><text:span text:style-name="T24"><text:line-break/></text:span><text:span text:style-name="T24">32</text:span></text:p>
          <draw:enhanced-geometry svg:viewBox="0 0 21600 21600" draw:type="rectangle" draw:enhanced-path="M 0 0 L 21600 0 21600 21600 0 21600 0 0 Z N"/>
        </draw:custom-shape>
        <draw:custom-shape draw:style-name="gr162" draw:text-style-name="P25" draw:layer="layout" svg:width="0.955cm" svg:height="1.127cm" svg:x="11.296cm" svg:y="13.117cm">
          <text:p text:style-name="P25"><text:span text:style-name="T24">line</text:span><text:span text:style-name="T24"><text:line-break/></text:span><text:span text:style-name="T24">33</text:span></text:p>
          <draw:enhanced-geometry svg:viewBox="0 0 21600 21600" draw:type="rectangle" draw:enhanced-path="M 0 0 L 21600 0 21600 21600 0 21600 0 0 Z N"/>
        </draw:custom-shape>
        <draw:custom-shape draw:style-name="gr163" draw:text-style-name="P25" draw:layer="layout" svg:width="0.957cm" svg:height="1.127cm" svg:x="12.251cm" svg:y="13.117cm">
          <text:p text:style-name="P25"><text:span text:style-name="T24">line</text:span><text:span text:style-name="T24"><text:line-break/></text:span><text:span text:style-name="T24">34</text:span></text:p>
          <draw:enhanced-geometry svg:viewBox="0 0 21600 21600" draw:type="rectangle" draw:enhanced-path="M 0 0 L 21600 0 21600 21600 0 21600 0 0 Z N"/>
        </draw:custom-shape>
        <draw:custom-shape draw:style-name="gr164" draw:text-style-name="P25" draw:layer="layout" svg:width="0.956cm" svg:height="1.127cm" svg:x="13.208cm" svg:y="13.117cm">
          <text:p text:style-name="P25"><text:span text:style-name="T24">line</text:span><text:span text:style-name="T24"><text:line-break/></text:span><text:span text:style-name="T24">35</text:span></text:p>
          <draw:enhanced-geometry svg:viewBox="0 0 21600 21600" draw:type="rectangle" draw:enhanced-path="M 0 0 L 21600 0 21600 21600 0 21600 0 0 Z N"/>
        </draw:custom-shape>
        <draw:custom-shape draw:style-name="gr165" draw:text-style-name="P25" draw:layer="layout" svg:width="0.956cm" svg:height="1.127cm" svg:x="14.164cm" svg:y="13.117cm">
          <text:p text:style-name="P25"><text:span text:style-name="T24">line</text:span><text:span text:style-name="T24"><text:line-break/></text:span><text:span text:style-name="T24">36</text:span></text:p>
          <draw:enhanced-geometry svg:viewBox="0 0 21600 21600" draw:type="rectangle" draw:enhanced-path="M 0 0 L 21600 0 21600 21600 0 21600 0 0 Z N"/>
        </draw:custom-shape>
        <draw:custom-shape draw:style-name="gr166" draw:text-style-name="P25" draw:layer="layout" svg:width="0.957cm" svg:height="1.127cm" svg:x="15.12cm" svg:y="13.117cm">
          <text:p text:style-name="P25"><text:span text:style-name="T24">line</text:span><text:span text:style-name="T24"><text:line-break/></text:span><text:span text:style-name="T24">37</text:span></text:p>
          <draw:enhanced-geometry svg:viewBox="0 0 21600 21600" draw:type="rectangle" draw:enhanced-path="M 0 0 L 21600 0 21600 21600 0 21600 0 0 Z N"/>
        </draw:custom-shape>
        <draw:custom-shape draw:style-name="gr167" draw:text-style-name="P25" draw:layer="layout" svg:width="0.955cm" svg:height="1.127cm" svg:x="16.077cm" svg:y="13.117cm">
          <text:p text:style-name="P25"><text:span text:style-name="T24">line</text:span><text:span text:style-name="T24"><text:line-break/></text:span><text:span text:style-name="T24">38</text:span></text:p>
          <draw:enhanced-geometry svg:viewBox="0 0 21600 21600" draw:type="rectangle" draw:enhanced-path="M 0 0 L 21600 0 21600 21600 0 21600 0 0 Z N"/>
        </draw:custom-shape>
        <draw:custom-shape draw:style-name="gr168" draw:text-style-name="P25" draw:layer="layout" svg:width="0.957cm" svg:height="1.127cm" svg:x="17.032cm" svg:y="13.117cm">
          <text:p text:style-name="P25"><text:span text:style-name="T24">line</text:span><text:span text:style-name="T24"><text:line-break/></text:span><text:span text:style-name="T24">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25" draw:layer="layout" svg:width="0.957cm" svg:height="1.127cm" svg:x="18.339cm" svg:y="13.117cm">
          <text:p text:style-name="P25"><text:span text:style-name="T21">type</text:span></text:p>
          <draw:enhanced-geometry svg:viewBox="0 0 21600 21600" draw:type="rectangle" draw:enhanced-path="M 0 0 L 21600 0 21600 21600 0 21600 0 0 Z N"/>
        </draw:custom-shape>
        <draw:custom-shape draw:style-name="gr170" draw:text-style-name="P25" draw:layer="layout" svg:width="0.955cm" svg:height="1.127cm" svg:x="19.296cm" svg:y="13.117cm">
          <text:p text:style-name="P25">type</text:p>
          <draw:enhanced-geometry svg:viewBox="0 0 21600 21600" draw:type="rectangle" draw:enhanced-path="M 0 0 L 21600 0 21600 21600 0 21600 0 0 Z N"/>
        </draw:custom-shape>
        <draw:custom-shape draw:style-name="gr171" draw:text-style-name="P25" draw:layer="layout" svg:width="0.957cm" svg:height="1.127cm" svg:x="20.251cm" svg:y="13.117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72" draw:text-style-name="P25" draw:layer="layout" svg:width="0.956cm" svg:height="1.127cm" svg:x="21.208cm" svg:y="13.117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73" draw:text-style-name="P25" draw:layer="layout" svg:width="0.956cm" svg:height="1.127cm" svg:x="22.164cm" svg:y="13.117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74" draw:text-style-name="P25" draw:layer="layout" svg:width="0.957cm" svg:height="1.127cm" svg:x="23.12cm" svg:y="13.117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75" draw:text-style-name="P25" draw:layer="layout" svg:width="0.955cm" svg:height="1.127cm" svg:x="24.077cm" svg:y="13.117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76" draw:text-style-name="P25" draw:layer="layout" svg:width="0.957cm" svg:height="1.127cm" svg:x="25.032cm" svg:y="13.117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77" draw:text-style-name="P25" draw:layer="layout" svg:width="0.957cm" svg:height="1.127cm" svg:x="18.339cm" svg:y="13.117cm">
          <text:p text:style-name="P25"><text:span text:style-name="T24">line</text:span><text:span text:style-name="T24"><text:line-break/></text:span><text:span text:style-name="T24">40</text:span></text:p>
          <draw:enhanced-geometry svg:viewBox="0 0 21600 21600" draw:type="rectangle" draw:enhanced-path="M 0 0 L 21600 0 21600 21600 0 21600 0 0 Z N"/>
        </draw:custom-shape>
        <draw:custom-shape draw:style-name="gr178" draw:text-style-name="P25" draw:layer="layout" svg:width="0.955cm" svg:height="1.127cm" svg:x="19.296cm" svg:y="13.117cm">
          <text:p text:style-name="P25"><text:span text:style-name="T24">line</text:span><text:span text:style-name="T24"><text:line-break/></text:span><text:span text:style-name="T24">41</text:span></text:p>
          <draw:enhanced-geometry svg:viewBox="0 0 21600 21600" draw:type="rectangle" draw:enhanced-path="M 0 0 L 21600 0 21600 21600 0 21600 0 0 Z N"/>
        </draw:custom-shape>
        <draw:custom-shape draw:style-name="gr179" draw:text-style-name="P25" draw:layer="layout" svg:width="0.957cm" svg:height="1.127cm" svg:x="20.251cm" svg:y="13.117cm">
          <text:p text:style-name="P25"><text:span text:style-name="T24">line</text:span><text:span text:style-name="T24"><text:line-break/></text:span><text:span text:style-name="T24">42</text:span></text:p>
          <draw:enhanced-geometry svg:viewBox="0 0 21600 21600" draw:type="rectangle" draw:enhanced-path="M 0 0 L 21600 0 21600 21600 0 21600 0 0 Z N"/>
        </draw:custom-shape>
        <draw:custom-shape draw:style-name="gr180" draw:text-style-name="P25" draw:layer="layout" svg:width="0.956cm" svg:height="1.127cm" svg:x="21.208cm" svg:y="13.117cm">
          <text:p text:style-name="P25"><text:span text:style-name="T24">line</text:span><text:span text:style-name="T24"><text:line-break/></text:span><text:span text:style-name="T24">43</text:span></text:p>
          <draw:enhanced-geometry svg:viewBox="0 0 21600 21600" draw:type="rectangle" draw:enhanced-path="M 0 0 L 21600 0 21600 21600 0 21600 0 0 Z N"/>
        </draw:custom-shape>
        <draw:custom-shape draw:style-name="gr181" draw:text-style-name="P25" draw:layer="layout" svg:width="0.956cm" svg:height="1.127cm" svg:x="22.164cm" svg:y="13.117cm">
          <text:p text:style-name="P25"><text:span text:style-name="T24">line</text:span><text:span text:style-name="T24"><text:line-break/></text:span><text:span text:style-name="T24">44</text:span></text:p>
          <draw:enhanced-geometry svg:viewBox="0 0 21600 21600" draw:type="rectangle" draw:enhanced-path="M 0 0 L 21600 0 21600 21600 0 21600 0 0 Z N"/>
        </draw:custom-shape>
        <draw:custom-shape draw:style-name="gr182" draw:text-style-name="P25" draw:layer="layout" svg:width="0.957cm" svg:height="1.127cm" svg:x="23.12cm" svg:y="13.117cm">
          <text:p text:style-name="P25"><text:span text:style-name="T24">line</text:span><text:span text:style-name="T24"><text:line-break/></text:span><text:span text:style-name="T24">45</text:span></text:p>
          <draw:enhanced-geometry svg:viewBox="0 0 21600 21600" draw:type="rectangle" draw:enhanced-path="M 0 0 L 21600 0 21600 21600 0 21600 0 0 Z N"/>
        </draw:custom-shape>
        <draw:custom-shape draw:style-name="gr183" draw:text-style-name="P25" draw:layer="layout" svg:width="0.955cm" svg:height="1.127cm" svg:x="24.077cm" svg:y="13.117cm">
          <text:p text:style-name="P25"><text:span text:style-name="T24">line</text:span><text:span text:style-name="T24"><text:line-break/></text:span><text:span text:style-name="T24">46</text:span></text:p>
          <draw:enhanced-geometry svg:viewBox="0 0 21600 21600" draw:type="rectangle" draw:enhanced-path="M 0 0 L 21600 0 21600 21600 0 21600 0 0 Z N"/>
        </draw:custom-shape>
        <draw:custom-shape draw:style-name="gr184" draw:text-style-name="P25" draw:layer="layout" svg:width="0.957cm" svg:height="1.127cm" svg:x="25.032cm" svg:y="13.117cm">
          <text:p text:style-name="P25"><text:span text:style-name="T24">line</text:span><text:span text:style-name="T24"><text:line-break/></text:span><text:span text:style-name="T24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25" draw:layer="layout" svg:width="0.957cm" svg:height="1.127cm" svg:x="2.34cm" svg:y="15.61cm">
          <text:p text:style-name="P25"><text:span text:style-name="T21">type</text:span></text:p>
          <draw:enhanced-geometry svg:viewBox="0 0 21600 21600" draw:type="rectangle" draw:enhanced-path="M 0 0 L 21600 0 21600 21600 0 21600 0 0 Z N"/>
        </draw:custom-shape>
        <draw:custom-shape draw:style-name="gr186" draw:text-style-name="P25" draw:layer="layout" svg:width="0.955cm" svg:height="1.127cm" svg:x="3.297cm" svg:y="15.61cm">
          <text:p text:style-name="P25">type</text:p>
          <draw:enhanced-geometry svg:viewBox="0 0 21600 21600" draw:type="rectangle" draw:enhanced-path="M 0 0 L 21600 0 21600 21600 0 21600 0 0 Z N"/>
        </draw:custom-shape>
        <draw:custom-shape draw:style-name="gr187" draw:text-style-name="P25" draw:layer="layout" svg:width="0.957cm" svg:height="1.127cm" svg:x="4.252cm" svg:y="15.61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88" draw:text-style-name="P25" draw:layer="layout" svg:width="0.956cm" svg:height="1.127cm" svg:x="5.209cm" svg:y="15.61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89" draw:text-style-name="P25" draw:layer="layout" svg:width="0.956cm" svg:height="1.127cm" svg:x="6.165cm" svg:y="15.61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90" draw:text-style-name="P25" draw:layer="layout" svg:width="0.957cm" svg:height="1.127cm" svg:x="7.121cm" svg:y="15.61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91" draw:text-style-name="P25" draw:layer="layout" svg:width="0.955cm" svg:height="1.127cm" svg:x="8.078cm" svg:y="15.61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92" draw:text-style-name="P25" draw:layer="layout" svg:width="0.957cm" svg:height="1.127cm" svg:x="9.033cm" svg:y="15.61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193" draw:text-style-name="P25" draw:layer="layout" svg:width="0.957cm" svg:height="1.127cm" svg:x="2.34cm" svg:y="15.61cm">
          <text:p text:style-name="P25"><text:span text:style-name="T24">line</text:span><text:span text:style-name="T24"><text:line-break/></text:span><text:span text:style-name="T24">48</text:span></text:p>
          <draw:enhanced-geometry svg:viewBox="0 0 21600 21600" draw:type="rectangle" draw:enhanced-path="M 0 0 L 21600 0 21600 21600 0 21600 0 0 Z N"/>
        </draw:custom-shape>
        <draw:custom-shape draw:style-name="gr194" draw:text-style-name="P25" draw:layer="layout" svg:width="0.955cm" svg:height="1.127cm" svg:x="3.297cm" svg:y="15.61cm">
          <text:p text:style-name="P25"><text:span text:style-name="T24">line</text:span><text:span text:style-name="T24"><text:line-break/></text:span><text:span text:style-name="T24">49</text:span></text:p>
          <draw:enhanced-geometry svg:viewBox="0 0 21600 21600" draw:type="rectangle" draw:enhanced-path="M 0 0 L 21600 0 21600 21600 0 21600 0 0 Z N"/>
        </draw:custom-shape>
        <draw:custom-shape draw:style-name="gr195" draw:text-style-name="P25" draw:layer="layout" svg:width="0.957cm" svg:height="1.127cm" svg:x="4.252cm" svg:y="15.61cm">
          <text:p text:style-name="P25"><text:span text:style-name="T24">line</text:span><text:span text:style-name="T24"><text:line-break/></text:span><text:span text:style-name="T24">50</text:span></text:p>
          <draw:enhanced-geometry svg:viewBox="0 0 21600 21600" draw:type="rectangle" draw:enhanced-path="M 0 0 L 21600 0 21600 21600 0 21600 0 0 Z N"/>
        </draw:custom-shape>
        <draw:custom-shape draw:style-name="gr196" draw:text-style-name="P25" draw:layer="layout" svg:width="0.956cm" svg:height="1.127cm" svg:x="5.209cm" svg:y="15.61cm">
          <text:p text:style-name="P25"><text:span text:style-name="T24">line</text:span><text:span text:style-name="T24"><text:line-break/></text:span><text:span text:style-name="T24">51</text:span></text:p>
          <draw:enhanced-geometry svg:viewBox="0 0 21600 21600" draw:type="rectangle" draw:enhanced-path="M 0 0 L 21600 0 21600 21600 0 21600 0 0 Z N"/>
        </draw:custom-shape>
        <draw:custom-shape draw:style-name="gr197" draw:text-style-name="P25" draw:layer="layout" svg:width="0.956cm" svg:height="1.127cm" svg:x="6.165cm" svg:y="15.61cm">
          <text:p text:style-name="P25"><text:span text:style-name="T24">line</text:span><text:span text:style-name="T24"><text:line-break/></text:span><text:span text:style-name="T24">52</text:span></text:p>
          <draw:enhanced-geometry svg:viewBox="0 0 21600 21600" draw:type="rectangle" draw:enhanced-path="M 0 0 L 21600 0 21600 21600 0 21600 0 0 Z N"/>
        </draw:custom-shape>
        <draw:custom-shape draw:style-name="gr198" draw:text-style-name="P25" draw:layer="layout" svg:width="0.957cm" svg:height="1.127cm" svg:x="7.121cm" svg:y="15.61cm">
          <text:p text:style-name="P25"><text:span text:style-name="T24">line</text:span><text:span text:style-name="T24"><text:line-break/></text:span><text:span text:style-name="T24">53</text:span></text:p>
          <draw:enhanced-geometry svg:viewBox="0 0 21600 21600" draw:type="rectangle" draw:enhanced-path="M 0 0 L 21600 0 21600 21600 0 21600 0 0 Z N"/>
        </draw:custom-shape>
        <draw:custom-shape draw:style-name="gr199" draw:text-style-name="P25" draw:layer="layout" svg:width="0.955cm" svg:height="1.127cm" svg:x="8.078cm" svg:y="15.61cm">
          <text:p text:style-name="P25"><text:span text:style-name="T24">line</text:span><text:span text:style-name="T24"><text:line-break/></text:span><text:span text:style-name="T24">54</text:span></text:p>
          <draw:enhanced-geometry svg:viewBox="0 0 21600 21600" draw:type="rectangle" draw:enhanced-path="M 0 0 L 21600 0 21600 21600 0 21600 0 0 Z N"/>
        </draw:custom-shape>
        <draw:custom-shape draw:style-name="gr200" draw:text-style-name="P25" draw:layer="layout" svg:width="0.957cm" svg:height="1.127cm" svg:x="9.033cm" svg:y="15.61cm">
          <text:p text:style-name="P25"><text:span text:style-name="T24">line</text:span><text:span text:style-name="T24"><text:line-break/></text:span><text:span text:style-name="T24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25" draw:layer="layout" svg:width="0.957cm" svg:height="1.127cm" svg:x="10.339cm" svg:y="15.617cm">
          <text:p text:style-name="P25"><text:span text:style-name="T21">type</text:span></text:p>
          <draw:enhanced-geometry svg:viewBox="0 0 21600 21600" draw:type="rectangle" draw:enhanced-path="M 0 0 L 21600 0 21600 21600 0 21600 0 0 Z N"/>
        </draw:custom-shape>
        <draw:custom-shape draw:style-name="gr202" draw:text-style-name="P25" draw:layer="layout" svg:width="0.955cm" svg:height="1.127cm" svg:x="11.296cm" svg:y="15.617cm">
          <text:p text:style-name="P25">type</text:p>
          <draw:enhanced-geometry svg:viewBox="0 0 21600 21600" draw:type="rectangle" draw:enhanced-path="M 0 0 L 21600 0 21600 21600 0 21600 0 0 Z N"/>
        </draw:custom-shape>
        <draw:custom-shape draw:style-name="gr203" draw:text-style-name="P25" draw:layer="layout" svg:width="0.957cm" svg:height="1.127cm" svg:x="12.251cm" svg:y="15.617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204" draw:text-style-name="P25" draw:layer="layout" svg:width="0.956cm" svg:height="1.127cm" svg:x="13.208cm" svg:y="15.617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205" draw:text-style-name="P25" draw:layer="layout" svg:width="0.956cm" svg:height="1.127cm" svg:x="14.164cm" svg:y="15.617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206" draw:text-style-name="P25" draw:layer="layout" svg:width="0.957cm" svg:height="1.127cm" svg:x="15.12cm" svg:y="15.617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207" draw:text-style-name="P25" draw:layer="layout" svg:width="0.955cm" svg:height="1.127cm" svg:x="16.077cm" svg:y="15.617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208" draw:text-style-name="P25" draw:layer="layout" svg:width="0.957cm" svg:height="1.127cm" svg:x="17.032cm" svg:y="15.617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209" draw:text-style-name="P25" draw:layer="layout" svg:width="0.957cm" svg:height="1.127cm" svg:x="10.339cm" svg:y="15.617cm">
          <text:p text:style-name="P25"><text:span text:style-name="T24">line</text:span><text:span text:style-name="T24"><text:line-break/></text:span><text:span text:style-name="T24">56</text:span></text:p>
          <draw:enhanced-geometry svg:viewBox="0 0 21600 21600" draw:type="rectangle" draw:enhanced-path="M 0 0 L 21600 0 21600 21600 0 21600 0 0 Z N"/>
        </draw:custom-shape>
        <draw:custom-shape draw:style-name="gr210" draw:text-style-name="P25" draw:layer="layout" svg:width="0.955cm" svg:height="1.127cm" svg:x="11.296cm" svg:y="15.617cm">
          <text:p text:style-name="P25"><text:span text:style-name="T24">line</text:span><text:span text:style-name="T24"><text:line-break/></text:span><text:span text:style-name="T24">57</text:span></text:p>
          <draw:enhanced-geometry svg:viewBox="0 0 21600 21600" draw:type="rectangle" draw:enhanced-path="M 0 0 L 21600 0 21600 21600 0 21600 0 0 Z N"/>
        </draw:custom-shape>
        <draw:custom-shape draw:style-name="gr211" draw:text-style-name="P25" draw:layer="layout" svg:width="0.957cm" svg:height="1.127cm" svg:x="12.251cm" svg:y="15.617cm">
          <text:p text:style-name="P25"><text:span text:style-name="T24">line</text:span><text:span text:style-name="T24"><text:line-break/></text:span><text:span text:style-name="T24">58</text:span></text:p>
          <draw:enhanced-geometry svg:viewBox="0 0 21600 21600" draw:type="rectangle" draw:enhanced-path="M 0 0 L 21600 0 21600 21600 0 21600 0 0 Z N"/>
        </draw:custom-shape>
        <draw:custom-shape draw:style-name="gr212" draw:text-style-name="P25" draw:layer="layout" svg:width="0.956cm" svg:height="1.127cm" svg:x="13.208cm" svg:y="15.617cm">
          <text:p text:style-name="P25"><text:span text:style-name="T24">line</text:span><text:span text:style-name="T24"><text:line-break/></text:span><text:span text:style-name="T24">59</text:span></text:p>
          <draw:enhanced-geometry svg:viewBox="0 0 21600 21600" draw:type="rectangle" draw:enhanced-path="M 0 0 L 21600 0 21600 21600 0 21600 0 0 Z N"/>
        </draw:custom-shape>
        <draw:custom-shape draw:style-name="gr213" draw:text-style-name="P25" draw:layer="layout" svg:width="0.956cm" svg:height="1.127cm" svg:x="14.164cm" svg:y="15.617cm">
          <text:p text:style-name="P25"><text:span text:style-name="T24">line</text:span><text:span text:style-name="T24"><text:line-break/></text:span><text:span text:style-name="T24">60</text:span></text:p>
          <draw:enhanced-geometry svg:viewBox="0 0 21600 21600" draw:type="rectangle" draw:enhanced-path="M 0 0 L 21600 0 21600 21600 0 21600 0 0 Z N"/>
        </draw:custom-shape>
        <draw:custom-shape draw:style-name="gr214" draw:text-style-name="P25" draw:layer="layout" svg:width="0.957cm" svg:height="1.127cm" svg:x="15.12cm" svg:y="15.617cm">
          <text:p text:style-name="P25"><text:span text:style-name="T24">line</text:span><text:span text:style-name="T24"><text:line-break/></text:span><text:span text:style-name="T24">61</text:span></text:p>
          <draw:enhanced-geometry svg:viewBox="0 0 21600 21600" draw:type="rectangle" draw:enhanced-path="M 0 0 L 21600 0 21600 21600 0 21600 0 0 Z N"/>
        </draw:custom-shape>
        <draw:custom-shape draw:style-name="gr215" draw:text-style-name="P25" draw:layer="layout" svg:width="0.955cm" svg:height="1.127cm" svg:x="16.077cm" svg:y="15.617cm">
          <text:p text:style-name="P25"><text:span text:style-name="T24">line</text:span><text:span text:style-name="T24"><text:line-break/></text:span><text:span text:style-name="T24">62</text:span></text:p>
          <draw:enhanced-geometry svg:viewBox="0 0 21600 21600" draw:type="rectangle" draw:enhanced-path="M 0 0 L 21600 0 21600 21600 0 21600 0 0 Z N"/>
        </draw:custom-shape>
        <draw:custom-shape draw:style-name="gr216" draw:text-style-name="P25" draw:layer="layout" svg:width="0.957cm" svg:height="1.127cm" svg:x="17.032cm" svg:y="15.617cm">
          <text:p text:style-name="P25"><text:span text:style-name="T24">line</text:span><text:span text:style-name="T24"><text:line-break/></text:span><text:span text:style-name="T24">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25" draw:layer="layout" svg:width="0.957cm" svg:height="1.127cm" svg:x="18.339cm" svg:y="15.617cm">
          <text:p text:style-name="P25"><text:span text:style-name="T21">type</text:span></text:p>
          <draw:enhanced-geometry svg:viewBox="0 0 21600 21600" draw:type="rectangle" draw:enhanced-path="M 0 0 L 21600 0 21600 21600 0 21600 0 0 Z N"/>
        </draw:custom-shape>
        <draw:custom-shape draw:style-name="gr218" draw:text-style-name="P25" draw:layer="layout" svg:width="0.955cm" svg:height="1.127cm" svg:x="19.296cm" svg:y="15.617cm">
          <text:p text:style-name="P25">type</text:p>
          <draw:enhanced-geometry svg:viewBox="0 0 21600 21600" draw:type="rectangle" draw:enhanced-path="M 0 0 L 21600 0 21600 21600 0 21600 0 0 Z N"/>
        </draw:custom-shape>
        <draw:custom-shape draw:style-name="gr219" draw:text-style-name="P25" draw:layer="layout" svg:width="0.957cm" svg:height="1.127cm" svg:x="20.251cm" svg:y="15.617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220" draw:text-style-name="P25" draw:layer="layout" svg:width="0.956cm" svg:height="1.127cm" svg:x="21.208cm" svg:y="15.617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221" draw:text-style-name="P25" draw:layer="layout" svg:width="0.956cm" svg:height="1.127cm" svg:x="22.164cm" svg:y="15.617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222" draw:text-style-name="P25" draw:layer="layout" svg:width="0.957cm" svg:height="1.127cm" svg:x="23.12cm" svg:y="15.617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223" draw:text-style-name="P25" draw:layer="layout" svg:width="0.955cm" svg:height="1.127cm" svg:x="24.077cm" svg:y="15.617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224" draw:text-style-name="P25" draw:layer="layout" svg:width="0.957cm" svg:height="1.127cm" svg:x="25.032cm" svg:y="15.617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225" draw:text-style-name="P25" draw:layer="layout" svg:width="0.957cm" svg:height="1.127cm" svg:x="18.339cm" svg:y="15.617cm">
          <text:p text:style-name="P25"><text:span text:style-name="T24">line</text:span><text:span text:style-name="T24"><text:line-break/></text:span><text:span text:style-name="T24">64</text:span></text:p>
          <draw:enhanced-geometry svg:viewBox="0 0 21600 21600" draw:type="rectangle" draw:enhanced-path="M 0 0 L 21600 0 21600 21600 0 21600 0 0 Z N"/>
        </draw:custom-shape>
        <draw:custom-shape draw:style-name="gr226" draw:text-style-name="P25" draw:layer="layout" svg:width="0.955cm" svg:height="1.127cm" svg:x="19.296cm" svg:y="15.617cm">
          <text:p text:style-name="P25"><text:span text:style-name="T24">line</text:span><text:span text:style-name="T24"><text:line-break/></text:span><text:span text:style-name="T24">65</text:span></text:p>
          <draw:enhanced-geometry svg:viewBox="0 0 21600 21600" draw:type="rectangle" draw:enhanced-path="M 0 0 L 21600 0 21600 21600 0 21600 0 0 Z N"/>
        </draw:custom-shape>
        <draw:custom-shape draw:style-name="gr227" draw:text-style-name="P25" draw:layer="layout" svg:width="0.957cm" svg:height="1.127cm" svg:x="20.251cm" svg:y="15.617cm">
          <text:p text:style-name="P25"><text:span text:style-name="T24">line</text:span><text:span text:style-name="T24"><text:line-break/></text:span><text:span text:style-name="T24">66</text:span></text:p>
          <draw:enhanced-geometry svg:viewBox="0 0 21600 21600" draw:type="rectangle" draw:enhanced-path="M 0 0 L 21600 0 21600 21600 0 21600 0 0 Z N"/>
        </draw:custom-shape>
        <draw:custom-shape draw:style-name="gr228" draw:text-style-name="P25" draw:layer="layout" svg:width="0.956cm" svg:height="1.127cm" svg:x="21.208cm" svg:y="15.617cm">
          <text:p text:style-name="P25"><text:span text:style-name="T24">line</text:span><text:span text:style-name="T24"><text:line-break/></text:span><text:span text:style-name="T24">67</text:span></text:p>
          <draw:enhanced-geometry svg:viewBox="0 0 21600 21600" draw:type="rectangle" draw:enhanced-path="M 0 0 L 21600 0 21600 21600 0 21600 0 0 Z N"/>
        </draw:custom-shape>
        <draw:custom-shape draw:style-name="gr229" draw:text-style-name="P25" draw:layer="layout" svg:width="0.956cm" svg:height="1.127cm" svg:x="22.164cm" svg:y="15.617cm">
          <text:p text:style-name="P25"><text:span text:style-name="T24">line</text:span><text:span text:style-name="T24"><text:line-break/></text:span><text:span text:style-name="T24">68</text:span></text:p>
          <draw:enhanced-geometry svg:viewBox="0 0 21600 21600" draw:type="rectangle" draw:enhanced-path="M 0 0 L 21600 0 21600 21600 0 21600 0 0 Z N"/>
        </draw:custom-shape>
        <draw:custom-shape draw:style-name="gr230" draw:text-style-name="P25" draw:layer="layout" svg:width="0.957cm" svg:height="1.127cm" svg:x="23.12cm" svg:y="15.617cm">
          <text:p text:style-name="P25"><text:span text:style-name="T24">line</text:span><text:span text:style-name="T24"><text:line-break/></text:span><text:span text:style-name="T24">69</text:span></text:p>
          <draw:enhanced-geometry svg:viewBox="0 0 21600 21600" draw:type="rectangle" draw:enhanced-path="M 0 0 L 21600 0 21600 21600 0 21600 0 0 Z N"/>
        </draw:custom-shape>
        <draw:custom-shape draw:style-name="gr231" draw:text-style-name="P25" draw:layer="layout" svg:width="0.955cm" svg:height="1.127cm" svg:x="24.077cm" svg:y="15.617cm">
          <text:p text:style-name="P25"><text:span text:style-name="T24">line</text:span><text:span text:style-name="T24"><text:line-break/></text:span><text:span text:style-name="T24">70</text:span></text:p>
          <draw:enhanced-geometry svg:viewBox="0 0 21600 21600" draw:type="rectangle" draw:enhanced-path="M 0 0 L 21600 0 21600 21600 0 21600 0 0 Z N"/>
        </draw:custom-shape>
        <draw:custom-shape draw:style-name="gr232" draw:text-style-name="P25" draw:layer="layout" svg:width="0.957cm" svg:height="1.127cm" svg:x="25.032cm" svg:y="15.617cm">
          <text:p text:style-name="P25"><text:span text:style-name="T24">line</text:span><text:span text:style-name="T24"><text:line-break/></text:span><text:span text:style-name="T24">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25" draw:layer="layout" svg:width="0.957cm" svg:height="1.127cm" svg:x="2.339cm" svg:y="18.117cm">
          <text:p text:style-name="P25"><text:span text:style-name="T21">type</text:span></text:p>
          <draw:enhanced-geometry svg:viewBox="0 0 21600 21600" draw:type="rectangle" draw:enhanced-path="M 0 0 L 21600 0 21600 21600 0 21600 0 0 Z N"/>
        </draw:custom-shape>
        <draw:custom-shape draw:style-name="gr234" draw:text-style-name="P25" draw:layer="layout" svg:width="0.955cm" svg:height="1.127cm" svg:x="3.296cm" svg:y="18.117cm">
          <text:p text:style-name="P25">type</text:p>
          <draw:enhanced-geometry svg:viewBox="0 0 21600 21600" draw:type="rectangle" draw:enhanced-path="M 0 0 L 21600 0 21600 21600 0 21600 0 0 Z N"/>
        </draw:custom-shape>
        <draw:custom-shape draw:style-name="gr235" draw:text-style-name="P25" draw:layer="layout" svg:width="0.957cm" svg:height="1.127cm" svg:x="4.251cm" svg:y="18.117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236" draw:text-style-name="P25" draw:layer="layout" svg:width="0.956cm" svg:height="1.127cm" svg:x="5.208cm" svg:y="18.117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237" draw:text-style-name="P25" draw:layer="layout" svg:width="0.956cm" svg:height="1.127cm" svg:x="6.164cm" svg:y="18.117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238" draw:text-style-name="P25" draw:layer="layout" svg:width="0.957cm" svg:height="1.127cm" svg:x="7.12cm" svg:y="18.117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239" draw:text-style-name="P25" draw:layer="layout" svg:width="0.955cm" svg:height="1.127cm" svg:x="8.077cm" svg:y="18.117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240" draw:text-style-name="P25" draw:layer="layout" svg:width="0.957cm" svg:height="1.127cm" svg:x="9.032cm" svg:y="18.117cm">
          <text:p text:style-name="P25">addr</text:p>
          <draw:enhanced-geometry svg:viewBox="0 0 21600 21600" draw:type="rectangle" draw:enhanced-path="M 0 0 L 21600 0 21600 21600 0 21600 0 0 Z N"/>
        </draw:custom-shape>
        <draw:custom-shape draw:style-name="gr241" draw:text-style-name="P25" draw:layer="layout" svg:width="0.957cm" svg:height="1.127cm" svg:x="2.339cm" svg:y="18.117cm">
          <text:p text:style-name="P25"><text:span text:style-name="T24">line</text:span><text:span text:style-name="T24"><text:line-break/></text:span><text:span text:style-name="T24">72</text:span></text:p>
          <draw:enhanced-geometry svg:viewBox="0 0 21600 21600" draw:type="rectangle" draw:enhanced-path="M 0 0 L 21600 0 21600 21600 0 21600 0 0 Z N"/>
        </draw:custom-shape>
        <draw:custom-shape draw:style-name="gr242" draw:text-style-name="P25" draw:layer="layout" svg:width="0.955cm" svg:height="1.127cm" svg:x="3.296cm" svg:y="18.117cm">
          <text:p text:style-name="P25"><text:span text:style-name="T24">line</text:span><text:span text:style-name="T24"><text:line-break/></text:span><text:span text:style-name="T24">73</text:span></text:p>
          <draw:enhanced-geometry svg:viewBox="0 0 21600 21600" draw:type="rectangle" draw:enhanced-path="M 0 0 L 21600 0 21600 21600 0 21600 0 0 Z N"/>
        </draw:custom-shape>
        <draw:custom-shape draw:style-name="gr243" draw:text-style-name="P25" draw:layer="layout" svg:width="0.957cm" svg:height="1.127cm" svg:x="4.251cm" svg:y="18.117cm">
          <text:p text:style-name="P25"><text:span text:style-name="T24">line</text:span><text:span text:style-name="T24"><text:line-break/></text:span><text:span text:style-name="T24">74</text:span></text:p>
          <draw:enhanced-geometry svg:viewBox="0 0 21600 21600" draw:type="rectangle" draw:enhanced-path="M 0 0 L 21600 0 21600 21600 0 21600 0 0 Z N"/>
        </draw:custom-shape>
        <draw:custom-shape draw:style-name="gr244" draw:text-style-name="P25" draw:layer="layout" svg:width="0.956cm" svg:height="1.127cm" svg:x="5.208cm" svg:y="18.117cm">
          <text:p text:style-name="P25"><text:span text:style-name="T24">line</text:span><text:span text:style-name="T24"><text:line-break/></text:span><text:span text:style-name="T24">75</text:span></text:p>
          <draw:enhanced-geometry svg:viewBox="0 0 21600 21600" draw:type="rectangle" draw:enhanced-path="M 0 0 L 21600 0 21600 21600 0 21600 0 0 Z N"/>
        </draw:custom-shape>
        <draw:custom-shape draw:style-name="gr245" draw:text-style-name="P25" draw:layer="layout" svg:width="0.956cm" svg:height="1.127cm" svg:x="6.164cm" svg:y="18.117cm">
          <text:p text:style-name="P25"><text:span text:style-name="T24">line</text:span><text:span text:style-name="T24"><text:line-break/></text:span><text:span text:style-name="T24">76</text:span></text:p>
          <draw:enhanced-geometry svg:viewBox="0 0 21600 21600" draw:type="rectangle" draw:enhanced-path="M 0 0 L 21600 0 21600 21600 0 21600 0 0 Z N"/>
        </draw:custom-shape>
        <draw:custom-shape draw:style-name="gr246" draw:text-style-name="P25" draw:layer="layout" svg:width="0.957cm" svg:height="1.127cm" svg:x="7.12cm" svg:y="18.117cm">
          <text:p text:style-name="P25"><text:span text:style-name="T24">line</text:span><text:span text:style-name="T24"><text:line-break/></text:span><text:span text:style-name="T24">77</text:span></text:p>
          <draw:enhanced-geometry svg:viewBox="0 0 21600 21600" draw:type="rectangle" draw:enhanced-path="M 0 0 L 21600 0 21600 21600 0 21600 0 0 Z N"/>
        </draw:custom-shape>
        <draw:custom-shape draw:style-name="gr247" draw:text-style-name="P25" draw:layer="layout" svg:width="0.955cm" svg:height="1.127cm" svg:x="8.077cm" svg:y="18.117cm">
          <text:p text:style-name="P25"><text:span text:style-name="T24">line</text:span><text:span text:style-name="T24"><text:line-break/></text:span><text:span text:style-name="T24">78</text:span></text:p>
          <draw:enhanced-geometry svg:viewBox="0 0 21600 21600" draw:type="rectangle" draw:enhanced-path="M 0 0 L 21600 0 21600 21600 0 21600 0 0 Z N"/>
        </draw:custom-shape>
        <draw:custom-shape draw:style-name="gr248" draw:text-style-name="P25" draw:layer="layout" svg:width="0.957cm" svg:height="1.127cm" svg:x="9.032cm" svg:y="18.117cm">
          <text:p text:style-name="P25"><text:span text:style-name="T24">line</text:span><text:span text:style-name="T24"><text:line-break/></text:span><text:span text:style-name="T24">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8" draw:layer="layout" svg:width="2.085cm" svg:height="0.988cm" svg:x="1.989cm" svg:y="9.625cm">
          <draw:text-box>
            <text:p><text:span text:style-name="T8">0x50</text:span></text:p>
          </draw:text-box>
        </draw:frame>
        <draw:frame draw:style-name="gr38" draw:text-style-name="P8" draw:layer="layout" svg:width="2.085cm" svg:height="0.988cm" svg:x="1.99cm" svg:y="12.225cm">
          <draw:text-box>
            <text:p><text:span text:style-name="T8">0x51</text:span></text:p>
          </draw:text-box>
        </draw:frame>
        <draw:frame draw:style-name="gr38" draw:text-style-name="P8" draw:layer="layout" svg:width="2.085cm" svg:height="0.988cm" svg:x="1.99cm" svg:y="14.725cm">
          <draw:text-box>
            <text:p><text:span text:style-name="T8">0x52</text:span></text:p>
          </draw:text-box>
        </draw:frame>
        <draw:frame draw:style-name="gr38" draw:text-style-name="P8" draw:layer="layout" svg:width="2.085cm" svg:height="0.988cm" svg:x="1.99cm" svg:y="17.225cm">
          <draw:text-box>
            <text:p><text:span text:style-name="T8">0x5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5:50:35.942888439</meta:creation-date>
    <dc:date>2015-11-30T13:59:13.787162456</dc:date>
    <meta:editing-duration>PT6H18M30S</meta:editing-duration>
    <meta:editing-cycles>142</meta:editing-cycles>
    <meta:generator>LibreOffice/5.0.3.2$Linux_X86_64 LibreOffice_project/00m0$Build-2</meta:generator>
    <meta:document-statistic meta:object-count="337"/>
  </office:meta>
</office:document-meta>
</file>